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officeooo:paragraph-rsid="00365885" style:font-size-asian="14pt" style:font-name-complex="Times New Roman1" style:font-size-complex="14pt"/>
    </style:style>
    <style:style style:name="P2" style:family="paragraph" style:parent-style-name="Style7">
      <style:paragraph-properties fo:text-align="justify" style:justify-single-word="false"/>
      <style:text-properties style:font-name="Times New Roman" fo:font-size="14pt" officeooo:paragraph-rsid="00365885" style:font-size-asian="14pt" style:font-name-complex="Times New Roman1" style:font-size-complex="14pt"/>
    </style:style>
    <style:style style:name="P3" style:family="paragraph" style:parent-style-name="Text_20_body">
      <style:paragraph-properties fo:text-align="justify" style:justify-single-word="false"/>
      <style:text-properties fo:font-size="14pt" officeooo:rsid="001a3da9" style:font-size-asian="14pt" style:font-size-complex="14pt"/>
    </style:style>
    <style:style style:name="P4" style:family="paragraph" style:parent-style-name="Standard">
      <style:paragraph-properties fo:text-align="justify" style:justify-single-word="false"/>
      <style:text-properties fo:font-size="14pt" officeooo:rsid="001a3da9" officeooo:paragraph-rsid="001a3da9" style:font-size-asian="14pt" style:font-size-complex="14pt"/>
    </style:style>
    <style:style style:name="P5" style:family="paragraph" style:parent-style-name="Text_20_body">
      <style:paragraph-properties fo:text-align="justify" style:justify-single-word="false"/>
      <style:text-properties fo:font-size="14pt" officeooo:rsid="001a3da9" officeooo:paragraph-rsid="001a3da9" style:font-size-asian="14pt" style:font-size-complex="14pt"/>
    </style:style>
    <style:style style:name="P6" style:family="paragraph" style:parent-style-name="Text_20_body">
      <style:paragraph-properties fo:text-align="justify" style:justify-single-word="false"/>
      <style:text-properties fo:font-size="14pt" officeooo:rsid="001a3da9" officeooo:paragraph-rsid="0045b7b9" style:font-size-asian="14pt" style:font-size-complex="14pt"/>
    </style:style>
    <style:style style:name="P7" style:family="paragraph" style:parent-style-name="Text_20_body">
      <style:paragraph-properties fo:text-align="justify" style:justify-single-word="false"/>
      <style:text-properties fo:font-size="14pt" officeooo:rsid="001a3da9" officeooo:paragraph-rsid="002d1623" style:font-size-asian="14pt" style:font-size-complex="14pt"/>
    </style:style>
    <style:style style:name="P8" style:family="paragraph" style:parent-style-name="Text_20_body">
      <style:paragraph-properties fo:text-align="justify" style:justify-single-word="false"/>
      <style:text-properties fo:font-size="14pt" officeooo:rsid="001a3da9" officeooo:paragraph-rsid="002e17a2" style:font-size-asian="14pt" style:font-size-complex="14pt"/>
    </style:style>
    <style:style style:name="P9" style:family="paragraph" style:parent-style-name="Text_20_body">
      <style:paragraph-properties fo:margin-top="0cm" fo:margin-bottom="0cm" style:contextual-spacing="false" fo:text-align="justify" style:justify-single-word="false"/>
      <style:text-properties fo:font-size="14pt" officeooo:rsid="001a3da9" style:font-size-asian="14pt" style:font-size-complex="14pt"/>
    </style:style>
    <style:style style:name="P10" style:family="paragraph" style:parent-style-name="Preformatted_20_Text">
      <style:paragraph-properties fo:margin-top="0cm" fo:margin-bottom="0.499cm" style:contextual-spacing="false" fo:text-align="justify" style:justify-single-word="false"/>
      <style:text-properties fo:font-size="14pt" officeooo:paragraph-rsid="00426434" style:font-size-asian="14pt" style:font-size-complex="14pt"/>
    </style:style>
    <style:style style:name="P11" style:family="paragraph" style:parent-style-name="Text_20_body">
      <style:paragraph-properties fo:text-align="justify" style:justify-single-word="false"/>
      <style:text-properties fo:font-size="14pt" officeooo:paragraph-rsid="00426434" style:font-size-asian="14pt" style:font-size-complex="14pt"/>
    </style:style>
    <style:style style:name="P12" style:family="paragraph" style:parent-style-name="Standard">
      <style:paragraph-properties fo:text-align="justify" style:justify-single-word="false"/>
      <style:text-properties fo:font-size="14pt" officeooo:paragraph-rsid="00391b1e" style:font-size-asian="14pt" style:font-size-complex="14pt"/>
    </style:style>
    <style:style style:name="P13" style:family="paragraph" style:parent-style-name="Standard">
      <style:paragraph-properties fo:margin-left="-0.751cm" fo:margin-right="0cm" fo:text-align="justify" style:justify-single-word="false" fo:text-indent="1.752cm" style:auto-text-indent="false"/>
      <style:text-properties fo:font-size="14pt" officeooo:paragraph-rsid="00365885" style:font-size-asian="14pt" style:font-size-complex="14pt"/>
    </style:style>
    <style:style style:name="P14" style:family="paragraph" style:parent-style-name="Standard">
      <style:paragraph-properties fo:text-align="justify" style:justify-single-word="false"/>
      <style:text-properties fo:font-size="14pt" officeooo:paragraph-rsid="00365885" style:font-size-asian="14pt" style:font-size-complex="14pt"/>
    </style:style>
    <style:style style:name="P15" style:family="paragraph" style:parent-style-name="Standard">
      <style:paragraph-properties fo:text-align="justify" style:justify-single-word="false"/>
      <style:text-properties fo:font-size="14pt" officeooo:paragraph-rsid="001a3da9" style:font-size-asian="14pt" style:font-size-complex="14pt"/>
    </style:style>
    <style:style style:name="P16" style:family="paragraph" style:parent-style-name="Text_20_body">
      <style:paragraph-properties fo:text-align="justify" style:justify-single-word="false"/>
      <style:text-properties fo:font-size="14pt" officeooo:paragraph-rsid="001a3da9" style:font-size-asian="14pt" style:font-size-complex="14pt"/>
    </style:style>
    <style:style style:name="P17" style:family="paragraph" style:parent-style-name="Standard">
      <style:paragraph-properties fo:text-align="justify" style:justify-single-word="false"/>
      <style:text-properties fo:font-size="14pt" officeooo:paragraph-rsid="003cda12" style:font-size-asian="14pt" style:font-size-complex="14pt"/>
    </style:style>
    <style:style style:name="P18" style:family="paragraph" style:parent-style-name="Text_20_body">
      <style:paragraph-properties fo:text-align="justify" style:justify-single-word="false"/>
      <style:text-properties fo:font-size="14pt" officeooo:paragraph-rsid="003cda12" style:font-size-asian="14pt" style:font-size-complex="14pt"/>
    </style:style>
    <style:style style:name="P19" style:family="paragraph" style:parent-style-name="Text_20_body">
      <style:paragraph-properties fo:text-align="justify" style:justify-single-word="false"/>
      <style:text-properties fo:font-size="14pt" officeooo:paragraph-rsid="00408b13" style:font-size-asian="14pt" style:font-size-complex="14pt"/>
    </style:style>
    <style:style style:name="P20" style:family="paragraph" style:parent-style-name="Text_20_body">
      <style:paragraph-properties fo:text-align="justify" style:justify-single-word="false"/>
      <style:text-properties fo:font-size="14pt" style:font-size-asian="14pt" style:font-size-complex="14pt"/>
    </style:style>
    <style:style style:name="P21" style:family="paragraph" style:parent-style-name="Text_20_body">
      <style:paragraph-properties fo:text-align="justify" style:justify-single-word="false"/>
      <style:text-properties fo:font-size="14pt" officeooo:paragraph-rsid="00341969" style:font-size-asian="14pt" style:font-size-complex="14pt"/>
    </style:style>
    <style:style style:name="P22" style:family="paragraph" style:parent-style-name="Text_20_body">
      <style:paragraph-properties fo:text-align="justify" style:justify-single-word="false"/>
      <style:text-properties fo:font-size="14pt" officeooo:paragraph-rsid="003e4fc2" style:font-size-asian="14pt" style:font-size-complex="14pt"/>
    </style:style>
    <style:style style:name="P23" style:family="paragraph" style:parent-style-name="Text_20_body">
      <style:paragraph-properties fo:text-align="justify" style:justify-single-word="false"/>
      <style:text-properties fo:font-size="14pt" officeooo:paragraph-rsid="00404d77" style:font-size-asian="14pt" style:font-size-complex="14pt"/>
    </style:style>
    <style:style style:name="P24" style:family="paragraph" style:parent-style-name="Standard">
      <style:paragraph-properties fo:text-align="justify" style:justify-single-word="false"/>
      <style:text-properties fo:font-size="14pt" officeooo:rsid="00443bf9" officeooo:paragraph-rsid="00443bf9" style:font-size-asian="14pt" style:font-size-complex="14pt"/>
    </style:style>
    <style:style style:name="P25" style:family="paragraph" style:parent-style-name="Standard">
      <style:paragraph-properties style:line-height-at-least="0.503cm" fo:text-align="justify" style:justify-single-word="false"/>
      <style:text-properties fo:font-size="14pt" style:font-size-asian="14pt" style:font-size-complex="14pt"/>
    </style:style>
    <style:style style:name="P26" style:family="paragraph" style:parent-style-name="Text_20_body">
      <style:text-properties fo:font-size="14pt" officeooo:rsid="0030adf7" style:font-size-asian="14pt" style:font-size-complex="14pt"/>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4pt" officeooo:rsid="0036a260" style:font-size-asian="14pt" style:font-size-complex="14pt"/>
    </style:style>
    <style:style style:name="P29" style:family="paragraph" style:parent-style-name="Preformatted_20_Text">
      <style:paragraph-properties fo:text-align="justify" style:justify-single-word="false"/>
      <style:text-properties officeooo:paragraph-rsid="00426434"/>
    </style:style>
    <style:style style:name="P30" style:family="paragraph" style:parent-style-name="Standard">
      <style:paragraph-properties fo:text-align="justify" style:justify-single-word="false"/>
      <style:text-properties officeooo:paragraph-rsid="00426434"/>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49c30e"/>
    </style:style>
    <style:style style:name="P33" style:family="paragraph" style:parent-style-name="Text_20_body">
      <style:paragraph-properties fo:text-align="justify" style:justify-single-word="false"/>
      <style:text-properties officeooo:paragraph-rsid="0049e789"/>
    </style:style>
    <style:style style:name="P34" style:family="paragraph" style:parent-style-name="Standard">
      <style:paragraph-properties style:line-height-at-least="0.503cm" fo:text-align="justify" style:justify-single-word="false"/>
      <style:text-properties fo:color="#4e5b61" loext:opacity="100%" style:font-name="Droid Sans Mono" fo:font-size="14pt" fo:font-weight="normal" fo:background-color="#ffffff" style:font-size-asian="14pt" style:font-size-complex="14pt"/>
    </style:style>
    <style:style style:name="P35" style:family="paragraph" style:parent-style-name="Standard">
      <style:paragraph-properties style:line-height-at-least="0.503cm" fo:text-align="justify" style:justify-single-word="false"/>
      <style:text-properties fo:color="#434f54" loext:opacity="100%" style:font-name="Droid Sans Mono" fo:font-size="14pt" fo:font-weight="normal" fo:background-color="#ffffff" style:font-size-asian="14pt" style:font-size-complex="14pt"/>
    </style:style>
    <style:style style:name="P36" style:family="paragraph" style:parent-style-name="Standard">
      <style:paragraph-properties style:line-height-at-least="0.503cm" fo:text-align="justify" style:justify-single-word="false"/>
      <style:text-properties fo:color="#95a5a6" loext:opacity="100%" style:font-name="Droid Sans Mono" fo:font-size="14pt" fo:font-weight="normal" fo:background-color="#ffffff" style:font-size-asian="14pt" style:font-size-complex="14pt"/>
    </style:style>
    <style:style style:name="P37" style:family="paragraph" style:parent-style-name="Standard">
      <style:paragraph-properties fo:text-align="justify" style:justify-single-word="false"/>
      <style:text-properties fo:color="#000000" loext:opacity="100%" style:font-name="Times New Roman" fo:font-size="14pt" officeooo:paragraph-rsid="00365885" style:font-size-asian="14pt" style:font-name-complex="Times New Roman1" style:font-size-complex="14pt"/>
    </style:style>
    <style:style style:name="P38" style:family="paragraph" style:parent-style-name="Standard">
      <style:paragraph-properties fo:text-align="justify" style:justify-single-word="false"/>
      <style:text-properties fo:color="#000000" loext:opacity="100%" style:font-name="Times New Roman" fo:font-size="14pt" officeooo:rsid="001a3da9" officeooo:paragraph-rsid="00365885" style:font-size-asian="14pt" style:font-name-complex="Times New Roman1" style:font-size-complex="14pt"/>
    </style:style>
    <style:style style:name="P39" style:family="paragraph" style:parent-style-name="Heading_20_1">
      <style:paragraph-properties fo:text-align="justify" style:justify-single-word="false"/>
      <style:text-properties fo:font-size="14pt" officeooo:paragraph-rsid="00426434" style:font-size-asian="14pt" style:font-size-complex="14pt"/>
    </style:style>
    <style:style style:name="P40" style:family="paragraph" style:parent-style-name="Heading_20_1">
      <style:text-properties fo:font-size="14pt" style:font-size-asian="14pt" style:font-size-complex="14pt"/>
    </style:style>
    <style:style style:name="P41" style:family="paragraph" style:parent-style-name="Heading_20_1">
      <style:paragraph-properties fo:text-align="center" style:justify-single-word="false"/>
      <style:text-properties fo:font-size="14pt" style:font-size-asian="14pt" style:font-size-complex="14pt"/>
    </style:style>
    <style:style style:name="P42" style:family="paragraph" style:parent-style-name="Heading_20_1">
      <style:paragraph-properties fo:text-align="center" style:justify-single-word="false"/>
      <style:text-properties fo:font-size="14pt" officeooo:paragraph-rsid="00426434" style:font-size-asian="14pt" style:font-size-complex="14pt"/>
    </style:style>
    <style:style style:name="P43" style:family="paragraph" style:parent-style-name="Heading_20_1">
      <style:text-properties officeooo:rsid="004cfdf6" officeooo:paragraph-rsid="004cfdf6"/>
    </style:style>
    <style:style style:name="P44" style:family="paragraph" style:parent-style-name="Heading_20_1">
      <style:paragraph-properties fo:text-align="center" style:justify-single-word="false"/>
    </style:style>
    <style:style style:name="P45" style:family="paragraph" style:parent-style-name="Heading_20_3">
      <style:paragraph-properties fo:text-align="justify" style:justify-single-word="false"/>
      <style:text-properties fo:font-size="14pt" officeooo:paragraph-rsid="00391b1e" style:font-size-asian="14pt" style:font-size-complex="14pt"/>
    </style:style>
    <style:style style:name="P46" style:family="paragraph" style:parent-style-name="Standard" style:master-page-name="First_20_Page">
      <style:paragraph-properties fo:text-align="justify" style:justify-single-word="false" style:page-number="auto"/>
      <style:text-properties style:font-name="Times New Roman" fo:font-size="14pt" officeooo:paragraph-rsid="00365885" style:font-size-asian="14pt" style:font-name-complex="Times New Roman1" style:font-size-complex="14pt"/>
    </style:style>
    <style:style style:name="P47" style:family="paragraph" style:parent-style-name="Standard" style:list-style-name="L1">
      <style:paragraph-properties fo:text-align="justify" style:justify-single-word="false"/>
      <style:text-properties fo:font-size="14pt" officeooo:paragraph-rsid="003cda12" style:font-size-asian="14pt" style:font-size-complex="14pt"/>
    </style:style>
    <style:style style:name="P48" style:family="paragraph" style:parent-style-name="Standard" style:list-style-name="L1">
      <style:paragraph-properties fo:text-align="justify" style:justify-single-word="false"/>
      <style:text-properties fo:font-size="14pt" officeooo:paragraph-rsid="0049c30e" style:font-size-asian="14pt" style:font-size-complex="14pt"/>
    </style:style>
    <style:style style:name="P49" style:family="paragraph" style:parent-style-name="Standard" style:list-style-name="L1">
      <style:paragraph-properties fo:text-align="justify" style:justify-single-word="false"/>
      <style:text-properties fo:font-size="14pt" officeooo:paragraph-rsid="00408b13" style:font-size-asian="14pt" style:font-size-complex="14pt"/>
    </style:style>
    <style:style style:name="P50" style:family="paragraph" style:parent-style-name="Standard" style:list-style-name="L1">
      <style:paragraph-properties fo:text-align="justify" style:justify-single-word="false"/>
      <style:text-properties fo:font-size="14pt" officeooo:rsid="00443bf9" officeooo:paragraph-rsid="00443bf9" style:font-size-asian="14pt" style:font-size-complex="14pt"/>
    </style:style>
    <style:style style:name="P51" style:family="paragraph" style:parent-style-name="Standard" style:list-style-name="L1">
      <style:paragraph-properties fo:text-align="justify" style:justify-single-word="false"/>
      <style:text-properties fo:font-size="14pt" officeooo:rsid="00408b13" officeooo:paragraph-rsid="00408b13" style:font-size-asian="14pt" style:font-size-complex="14pt"/>
    </style:style>
    <style:style style:name="P52" style:family="paragraph" style:parent-style-name="Standard" style:list-style-name="L1">
      <style:paragraph-properties fo:text-align="justify" style:justify-single-word="false"/>
      <style:text-properties fo:font-size="14pt" officeooo:rsid="00426434" officeooo:paragraph-rsid="00426434" style:font-size-asian="14pt" style:font-size-complex="14pt"/>
    </style:style>
    <style:style style:name="P53" style:family="paragraph" style:parent-style-name="Standard">
      <style:paragraph-properties fo:text-align="justify" style:justify-single-word="false"/>
      <style:text-properties fo:font-size="14pt" officeooo:rsid="00426434" officeooo:paragraph-rsid="00426434" style:font-size-asian="14pt" style:font-size-complex="14pt"/>
    </style:style>
    <style:style style:name="P54" style:family="paragraph" style:parent-style-name="Text_20_body" style:list-style-name="L2">
      <style:paragraph-properties fo:text-align="justify" style:justify-single-word="false"/>
      <style:text-properties fo:font-size="14pt" style:font-size-asian="14pt" style:font-size-complex="14pt"/>
    </style:style>
    <style:style style:name="P55" style:family="paragraph" style:parent-style-name="Text_20_body" style:list-style-name="L3">
      <style:paragraph-properties fo:text-align="justify" style:justify-single-word="false"/>
      <style:text-properties fo:font-size="14pt" style:font-size-asian="14pt" style:font-size-complex="14pt"/>
    </style:style>
    <style:style style:name="P56" style:family="paragraph" style:parent-style-name="Text_20_body" style:list-style-name="L4">
      <style:paragraph-properties fo:text-align="justify" style:justify-single-word="false"/>
      <style:text-properties fo:font-size="14pt" style:font-size-asian="14pt" style:font-size-complex="14pt"/>
    </style:style>
    <style:style style:name="P57" style:family="paragraph" style:parent-style-name="Text_20_body" style:list-style-name="L5">
      <style:paragraph-properties fo:text-align="justify" style:justify-single-word="false"/>
      <style:text-properties fo:font-size="14pt" style:font-size-asian="14pt" style:font-size-complex="14pt"/>
    </style:style>
    <style:style style:name="P58" style:family="paragraph" style:parent-style-name="Text_20_body" style:list-style-name="L6">
      <style:paragraph-properties fo:text-align="justify" style:justify-single-word="false"/>
      <style:text-properties fo:font-size="14pt" style:font-size-asian="14pt" style:font-size-complex="14pt"/>
    </style:style>
    <style:style style:name="P59" style:family="paragraph" style:parent-style-name="Text_20_body" style:list-style-name="L7">
      <style:paragraph-properties fo:text-align="justify" style:justify-single-word="false"/>
      <style:text-properties fo:font-size="14pt" style:font-size-asian="14pt" style:font-size-complex="14pt"/>
    </style:style>
    <style:style style:name="P60" style:family="paragraph" style:parent-style-name="Text_20_body" style:list-style-name="L8">
      <style:paragraph-properties fo:text-align="justify" style:justify-single-word="false"/>
      <style:text-properties fo:font-size="14pt" officeooo:paragraph-rsid="0047fda7" style:font-size-asian="14pt" style:font-size-complex="14pt"/>
    </style:style>
    <style:style style:name="P61" style:family="paragraph" style:parent-style-name="Text_20_body" style:list-style-name="L8">
      <style:paragraph-properties fo:text-align="justify" style:justify-single-word="false"/>
      <style:text-properties fo:font-size="14pt" style:font-size-asian="14pt" style:font-size-complex="14pt"/>
    </style:style>
    <style:style style:name="P62" style:family="paragraph" style:parent-style-name="Text_20_body" style:list-style-name="L9">
      <style:paragraph-properties fo:text-align="justify" style:justify-single-word="false"/>
      <style:text-properties fo:font-size="14pt" officeooo:paragraph-rsid="002eaf75" style:font-size-asian="14pt" style:font-size-complex="14pt"/>
    </style:style>
    <style:style style:name="P63" style:family="paragraph" style:parent-style-name="Text_20_body" style:list-style-name="L9">
      <style:paragraph-properties fo:text-align="justify" style:justify-single-word="false"/>
      <style:text-properties fo:font-size="14pt" style:font-size-asian="14pt" style:font-size-complex="14pt"/>
    </style:style>
    <style:style style:name="P64" style:family="paragraph" style:parent-style-name="Text_20_body" style:list-style-name="L10">
      <style:paragraph-properties fo:text-align="justify" style:justify-single-word="false"/>
      <style:text-properties fo:font-size="14pt" style:font-size-asian="14pt" style:font-size-complex="14pt"/>
    </style:style>
    <style:style style:name="P65" style:family="paragraph" style:parent-style-name="Text_20_body" style:list-style-name="L11">
      <style:paragraph-properties fo:text-align="justify" style:justify-single-word="false"/>
      <style:text-properties fo:font-size="14pt" style:font-size-asian="14pt" style:font-size-complex="14pt"/>
    </style:style>
    <style:style style:name="P66" style:family="paragraph" style:parent-style-name="Text_20_body" style:list-style-name="L12">
      <style:paragraph-properties fo:text-align="justify" style:justify-single-word="false"/>
      <style:text-properties fo:font-size="14pt" style:font-size-asian="14pt" style:font-size-complex="14pt"/>
    </style:style>
    <style:style style:name="P67" style:family="paragraph" style:parent-style-name="Text_20_body" style:list-style-name="L13">
      <style:paragraph-properties fo:text-align="justify" style:justify-single-word="false"/>
      <style:text-properties fo:font-size="14pt" style:font-size-asian="14pt" style:font-size-complex="14pt"/>
    </style:style>
    <style:style style:name="P68" style:family="paragraph" style:parent-style-name="Text_20_body" style:list-style-name="L14">
      <style:paragraph-properties fo:text-align="justify" style:justify-single-word="false"/>
      <style:text-properties fo:font-size="14pt" style:font-size-asian="14pt" style:font-size-complex="14pt"/>
    </style:style>
    <style:style style:name="P69" style:family="paragraph" style:parent-style-name="Text_20_body" style:list-style-name="L15">
      <style:paragraph-properties fo:text-align="justify" style:justify-single-word="false"/>
      <style:text-properties fo:font-size="14pt" style:font-size-asian="14pt" style:font-size-complex="14pt"/>
    </style:style>
    <style:style style:name="P70" style:family="paragraph" style:parent-style-name="Text_20_body" style:list-style-name="L16">
      <style:paragraph-properties fo:text-align="justify" style:justify-single-word="false"/>
      <style:text-properties fo:font-size="14pt" style:font-size-asian="14pt" style:font-size-complex="14pt"/>
    </style:style>
    <style:style style:name="P71" style:family="paragraph" style:parent-style-name="Text_20_body" style:list-style-name="L17">
      <style:paragraph-properties fo:text-align="justify" style:justify-single-word="false"/>
      <style:text-properties fo:font-size="14pt" style:font-size-asian="14pt" style:font-size-complex="14pt"/>
    </style:style>
    <style:style style:name="P72" style:family="paragraph" style:parent-style-name="Text_20_body" style:list-style-name="L18">
      <style:paragraph-properties fo:text-align="justify" style:justify-single-word="false"/>
      <style:text-properties fo:font-size="14pt" style:font-size-asian="14pt" style:font-size-complex="14pt"/>
    </style:style>
    <style:style style:name="P73" style:family="paragraph" style:parent-style-name="Text_20_body" style:list-style-name="L19">
      <style:paragraph-properties fo:margin-top="0cm" fo:margin-bottom="0cm" style:contextual-spacing="false" fo:text-align="justify" style:justify-single-word="false"/>
      <style:text-properties fo:font-size="14pt" style:font-size-asian="14pt" style:font-size-complex="14pt"/>
    </style:style>
    <style:style style:name="P74" style:family="paragraph" style:parent-style-name="Text_20_body" style:list-style-name="L19">
      <style:paragraph-properties fo:text-align="justify" style:justify-single-word="false"/>
      <style:text-properties fo:font-size="14pt" style:font-size-asian="14pt" style:font-size-complex="14pt"/>
    </style:style>
    <style:style style:name="P75" style:family="paragraph" style:parent-style-name="Text_20_body" style:list-style-name="L20">
      <style:paragraph-properties fo:margin-top="0cm" fo:margin-bottom="0cm" style:contextual-spacing="false" fo:text-align="justify" style:justify-single-word="false"/>
      <style:text-properties fo:font-size="14pt" style:font-size-asian="14pt" style:font-size-complex="14pt"/>
    </style:style>
    <style:style style:name="P76" style:family="paragraph" style:parent-style-name="Text_20_body" style:list-style-name="L20">
      <style:paragraph-properties fo:text-align="justify" style:justify-single-word="false"/>
      <style:text-properties fo:font-size="14pt" style:font-size-asian="14pt" style:font-size-complex="14pt"/>
    </style:style>
    <style:style style:name="P77" style:family="paragraph" style:parent-style-name="Text_20_body" style:list-style-name="L8">
      <style:paragraph-properties fo:text-align="justify" style:justify-single-word="false"/>
      <style:text-properties fo:font-size="14pt" officeooo:rsid="001a3da9" officeooo:paragraph-rsid="0047fda7" style:font-size-asian="14pt" style:font-size-complex="14pt"/>
    </style:style>
    <style:style style:name="P78" style:family="paragraph" style:parent-style-name="Text_20_body">
      <loext:graphic-properties draw:fill-gradient-name="gradient" draw:fill-hatch-name="hatch"/>
      <style:paragraph-properties fo:margin-top="1.199cm" fo:margin-bottom="0cm" style:contextual-spacing="false" fo:text-align="justify" style:justify-single-word="false"/>
      <style:text-properties officeooo:paragraph-rsid="001a3da9"/>
    </style:style>
    <style:style style:name="T1" style:family="text">
      <style:text-properties officeooo:rsid="0025b104"/>
    </style:style>
    <style:style style:name="T2" style:family="text">
      <style:text-properties officeooo:rsid="002d1623"/>
    </style:style>
    <style:style style:name="T3" style:family="text">
      <style:text-properties officeooo:rsid="00311578"/>
    </style:style>
    <style:style style:name="T4" style:family="text">
      <style:text-properties officeooo:rsid="0031f838"/>
    </style:style>
    <style:style style:name="T5" style:family="text">
      <style:text-properties officeooo:rsid="00320f67"/>
    </style:style>
    <style:style style:name="T6" style:family="text">
      <style:text-properties fo:color="#000000" loext:opacity="100%" style:font-name="Times New Roman" fo:font-weight="bold" style:font-weight-asian="bold" style:font-name-complex="Times New Roman1" style:font-weight-complex="bold"/>
    </style:style>
    <style:style style:name="T7" style:family="text">
      <style:text-properties fo:color="#000000" loext:opacity="100%" style:font-name="Times New Roman" fo:font-weight="bold" officeooo:rsid="00365885" style:font-weight-asian="bold" style:font-name-complex="Times New Roman1" style:font-weight-complex="bold"/>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style:font-name-complex="Times New Roman1"/>
    </style:style>
    <style:style style:name="T10" style:family="text">
      <style:text-properties style:font-name="Times New Roman" officeooo:rsid="00365885" style:font-name-complex="Times New Roman1"/>
    </style:style>
    <style:style style:name="T11" style:family="text">
      <style:text-properties officeooo:rsid="0036a260"/>
    </style:style>
    <style:style style:name="T12" style:family="text">
      <style:text-properties officeooo:rsid="00371194"/>
    </style:style>
    <style:style style:name="T13" style:family="text">
      <style:text-properties officeooo:rsid="00404d77"/>
    </style:style>
    <style:style style:name="T14" style:family="text">
      <style:text-properties officeooo:rsid="00426434"/>
    </style:style>
    <style:style style:name="T15" style:family="text">
      <style:text-properties fo:color="#4e5b61" loext:opacity="100%" style:font-name="Droid Sans Mono" fo:font-size="14pt" fo:font-weight="normal" fo:background-color="#ffffff" loext:char-shading-value="0" style:font-size-asian="14pt" style:font-size-complex="14pt"/>
    </style:style>
    <style:style style:name="T16" style:family="text">
      <style:text-properties fo:color="#728e00" loext:opacity="100%"/>
    </style:style>
    <style:style style:name="T17" style:family="text">
      <style:text-properties fo:color="#728e00" loext:opacity="100%" style:font-name="Droid Sans Mono" fo:font-size="14pt" fo:font-weight="normal" fo:background-color="#ffffff" loext:char-shading-value="0" style:font-size-asian="14pt" style:font-size-complex="14pt"/>
    </style:style>
    <style:style style:name="T18" style:family="text">
      <style:text-properties fo:color="#005c5f" loext:opacity="100%"/>
    </style:style>
    <style:style style:name="T19" style:family="text">
      <style:text-properties fo:color="#005c5f" loext:opacity="100%" style:font-name="Droid Sans Mono" fo:font-size="14pt" fo:font-weight="normal" fo:background-color="#ffffff" loext:char-shading-value="0" style:font-size-asian="14pt" style:font-size-complex="14pt"/>
    </style:style>
    <style:style style:name="T20" style:family="text">
      <style:text-properties fo:color="#95a5a6" loext:opacity="100%"/>
    </style:style>
    <style:style style:name="T21" style:family="text">
      <style:text-properties fo:color="#00979d" loext:opacity="100%"/>
    </style:style>
    <style:style style:name="T22" style:family="text">
      <style:text-properties fo:color="#d35400" loext:opacity="100%"/>
    </style:style>
    <style:style style:name="T23" style:family="text">
      <style:text-properties fo:color="#434f54" loext:opacity="100%"/>
    </style:style>
    <style:style style:name="T24" style:family="text">
      <style:text-properties officeooo:rsid="00445224"/>
    </style:style>
    <style:style style:name="T25" style:family="text">
      <style:text-properties officeooo:rsid="0044a31a"/>
    </style:style>
    <style:style style:name="T26" style:family="text">
      <style:text-properties fo:font-size="14pt" style:font-size-asian="14pt" style:font-size-complex="14pt"/>
    </style:style>
    <style:style style:name="T27" style:family="text">
      <style:text-properties fo:font-size="14pt" officeooo:rsid="002763b6" style:font-size-asian="14pt" style:font-size-complex="14pt"/>
    </style:style>
    <style:style style:name="T28" style:family="text">
      <style:text-properties fo:font-size="14pt" officeooo:rsid="002b23ac" style:font-size-asian="14pt" style:font-size-complex="14pt"/>
    </style:style>
    <style:style style:name="T29" style:family="text">
      <style:text-properties fo:font-size="14pt" officeooo:rsid="002d1623" style:font-size-asian="14pt" style:font-size-complex="14pt"/>
    </style:style>
    <style:style style:name="T30" style:family="text">
      <style:text-properties fo:font-size="14pt" officeooo:rsid="002e17a2" style:font-size-asian="14pt" style:font-size-complex="14pt"/>
    </style:style>
    <style:style style:name="T31" style:family="text">
      <style:text-properties fo:font-size="14pt" officeooo:rsid="0030adf7" style:font-size-asian="14pt" style:font-size-complex="14pt"/>
    </style:style>
    <style:style style:name="T32" style:family="text">
      <style:text-properties fo:font-size="14pt" officeooo:rsid="001bf4b2" style:font-size-asian="14pt" style:font-size-complex="14pt"/>
    </style:style>
    <style:style style:name="T33" style:family="text">
      <style:text-properties fo:font-size="14pt" officeooo:rsid="00445224" style:font-size-asian="14pt" style:font-size-complex="14pt"/>
    </style:style>
    <style:style style:name="T34" style:family="text">
      <style:text-properties fo:font-size="14pt" officeooo:rsid="0049c30e" style:font-size-asian="14pt" style:font-size-complex="14pt"/>
    </style:style>
    <style:style style:name="T35" style:family="text">
      <style:text-properties fo:font-size="14pt" officeooo:rsid="0049e789" style:font-size-asian="14pt" style:font-size-complex="14pt"/>
    </style:style>
    <style:style style:name="T36" style:family="text">
      <style:text-properties fo:font-size="14pt" officeooo:rsid="001a3da9" style:font-size-asian="14pt" style:font-size-complex="14pt"/>
    </style:style>
    <style:style style:name="T37" style:family="text">
      <style:text-properties officeooo:rsid="001a3da9"/>
    </style:style>
    <style:style style:name="T38" style:family="text">
      <style:text-properties officeooo:rsid="0047fda7"/>
    </style:style>
    <style:style style:name="T39" style:family="text">
      <style:text-properties officeooo:rsid="00491344"/>
    </style:style>
    <style:style style:name="T40" style:family="text">
      <style:text-properties officeooo:rsid="0049c30e"/>
    </style:style>
    <style:style style:name="T41" style:family="text">
      <style:text-properties officeooo:rsid="0049e789"/>
    </style:style>
    <style:style style:name="T42" style:family="text">
      <style:text-properties officeooo:rsid="004ba6cf"/>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МУНИЦИПАЛЬНОЕ БЮДЖЕТНОЕ ОБЩЕОБРАЗОВАТЕЛЬНОЕ УЧРЕЖДЕНИЕ НОВОУСМАНСКОГО МУНИЦИПАЛЬНОГО РАЙОНА</text:p>
      <text:p text:style-name="P1">ВОРОНЕЖСКОЙ ОБЛАСТИ</text:p>
      <text:p text:style-name="P1">«Новоусманская средняя общеобразовательная школа №3»</text:p>
      <text:p text:style-name="P1"/>
      <text:p text:style-name="P1"/>
      <text:p text:style-name="P1"/>
      <text:p text:style-name="P1"/>
      <text:p text:style-name="P1"/>
      <text:p text:style-name="P37">Индивидуальный учебный проект</text:p>
      <text:p text:style-name="P37"/>
      <text:p text:style-name="P13"><text:span text:style-name="T6"><text:s text:c="11"/>«</text:span><text:span text:style-name="T7">Применение 3D печати в робототехнике</text:span><text:span text:style-name="T6">»</text:span></text:p>
      <text:p text:style-name="P1"/>
      <text:p text:style-name="P1"/>
      <text:p text:style-name="P1"/>
      <text:p text:style-name="P1"/>
      <text:p text:style-name="P1"/>
      <text:p text:style-name="P1"/>
      <text:p text:style-name="P14"><text:span text:style-name="T9">Выполнил: ученик 11 класса </text:span><text:span text:style-name="T10">Столповский</text:span><text:span text:style-name="T9">.А.С</text:span></text:p>
      <text:p text:style-name="P1"/>
      <text:p text:style-name="P1">Руководитель: учитель информатики Муратов.М.А</text:p>
      <text:p text:style-name="P1"/>
      <text:p text:style-name="P1"/>
      <text:p text:style-name="P1"/>
      <text:p text:style-name="P1"/>
      <text:p text:style-name="P2"><text:bookmark-start text:name="_Hlk38530886"/>утверждён к разработке 10.10.2022 г.<text:line-break/>сроки выполнения октябрь 2022 г. – апрель 2023 г.<text:bookmark-end text:name="_Hlk38530886"/></text:p>
      <text:p text:style-name="P1"><text:span text:style-name="Заголовок_20_2_20_Знак"><text:span text:style-name="T8"/></text:span></text:p>
      <text:p text:style-name="P1"/>
      <text:p text:style-name="P38">Новая Усмань, 2023 г.</text:p>
      <text:p text:style-name="P4"/>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3"/>
      <text:p text:style-name="P4"><text:s/></text:p>
      <text:p text:style-name="P17"><text:soft-page-break/>Содержание</text:p>
      <text:list xml:id="list1168719454" text:style-name="L1">
        <text:list-header>
          <text:p text:style-name="P47">Глава 1. Теор<text:span text:style-name="T25">етическая часть</text:span></text:p>
          <text:list>
            <text:list-item>
              <text:p text:style-name="P47">Что такое робототехника</text:p>
              <text:list>
                <text:list-item>
                  <text:p text:style-name="P47">Отрасли в которых применяют робототехнику</text:p>
                </text:list-item>
                <text:list-item>
                  <text:p text:style-name="P47">Робототехника в повседневной жизни</text:p>
                </text:list-item>
              </text:list>
            </text:list-item>
            <text:list-item>
              <text:p text:style-name="P47">Материалы применяемые в конструкции роботов</text:p>
              <text:list>
                <text:list-item>
                  <text:p text:style-name="P47">Металлы</text:p>
                  <text:list>
                    <text:list-item>
                      <text:p text:style-name="P47">Преимущества</text:p>
                    </text:list-item>
                    <text:list-item>
                      <text:p text:style-name="P47">Недостатки </text:p>
                    </text:list-item>
                  </text:list>
                </text:list-item>
                <text:list-item>
                  <text:p text:style-name="P47">Пластмассы</text:p>
                  <text:list>
                    <text:list-item>
                      <text:p text:style-name="P47">Преимущества</text:p>
                    </text:list-item>
                    <text:list-item>
                      <text:p text:style-name="P47">Недостатки </text:p>
                    </text:list-item>
                  </text:list>
                </text:list-item>
                <text:list-item>
                  <text:p text:style-name="P47">Композитные материалы</text:p>
                  <text:list>
                    <text:list-item>
                      <text:p text:style-name="P47">Преимущества</text:p>
                    </text:list-item>
                    <text:list-item>
                      <text:p text:style-name="P47">Недостатки <text:s/></text:p>
                    </text:list-item>
                  </text:list>
                </text:list-item>
              </text:list>
              <text:p text:style-name="P47"/>
            </text:list-item>
            <text:list-item>
              <text:p text:style-name="P47">Подробнее о пластике, как основной материал корпуса роборуки и иные сферы применение </text:p>
              <text:list>
                <text:list-item>
                  <text:p text:style-name="P47">Пластик в робототехнике</text:p>
                </text:list-item>
                <text:list-item>
                  <text:p text:style-name="P47">Когда начал применяться</text:p>
                </text:list-item>
                <text:list-item>
                  <text:p text:style-name="P47">Виды пластика</text:p>
                </text:list-item>
                <text:list-item>
                  <text:p text:style-name="P48">Преимущества </text:p>
                </text:list-item>
                <text:list-item>
                  <text:p text:style-name="P48">недостатки</text:p>
                </text:list-item>
                <text:list-item>
                  <text:p text:style-name="P47">Иные сферы применение</text:p>
                </text:list-item>
              </text:list>
            </text:list-item>
          </text:list>
        </text:list-header>
      </text:list>
      <text:p text:style-name="P24"/>
      <text:list xml:id="list183532984485698" text:continue-numbering="true" text:style-name="L1">
        <text:list-item>
          <text:list>
            <text:list-item>
              <text:p text:style-name="P50">3d принтеры </text:p>
              <text:list>
                <text:list-item>
                  <text:p text:style-name="P50"><text:span text:style-name="T24">В</text:span>иды принтеров </text:p>
                </text:list-item>
                <text:list-item>
                  <text:p text:style-name="P50"><text:span text:style-name="T24">В</text:span>иды пластика</text:p>
                </text:list-item>
              </text:list>
            </text:list-item>
            <text:list-item>
              <text:p text:style-name="P47">Элементы робототехнических устройств помимо материалов корпуса</text:p>
            </text:list-item>
            <text:list-item>
              <text:p text:style-name="P47">Двигатели</text:p>
            </text:list-item>
            <text:list-item>
              <text:p text:style-name="P47">Датчики</text:p>
            </text:list-item>
            <text:list-item>
              <text:p text:style-name="P47">Контроллеры</text:p>
            </text:list-item>
            <text:list-item>
              <text:p text:style-name="P47">Аккумуляторы</text:p>
            </text:list-item>
            <text:list-item>
              <text:p text:style-name="P47">Концевые выключатели</text:p>
            </text:list-item>
          </text:list>
        </text:list-item>
        <text:list-item>
          <text:p text:style-name="P47">Глава. Практи<text:span text:style-name="T25">ческая часть</text:span></text:p>
          <text:list>
            <text:list-item>
              <text:p text:style-name="P47">Мой проект</text:p>
            </text:list-item>
            <text:list-item>
              <text:p text:style-name="P47">Для чего я его сделал </text:p>
            </text:list-item>
            <text:list-item>
              <text:p text:style-name="P47">Какую пользу он несет в себе </text:p>
            </text:list-item>
            <text:list-item>
              <text:p text:style-name="P47">Применение 3D печати в его создании</text:p>
            </text:list-item>
            <text:list-item>
              <text:p text:style-name="P47">Почему именно 3D печать</text:p>
            </text:list-item>
            <text:list-item>
              <text:p text:style-name="P47">Программная составляющая моего проекта </text:p>
            </text:list-item>
            <text:list-item>
              <text:p text:style-name="P49">Язык программирования </text:p>
              <text:list>
                <text:list-item>
                  <text:p text:style-name="P51">Преимущества</text:p>
                </text:list-item>
                <text:list-item>
                  <text:p text:style-name="P51">Недостатки</text:p>
                </text:list-item>
              </text:list>
            </text:list-item>
            <text:list-item>
              <text:p text:style-name="P52"><text:soft-page-break/>Код программы которая управляет рукой</text:p>
            </text:list-item>
          </text:list>
        </text:list-item>
      </text:list>
      <text:p text:style-name="P53"/>
      <text:h text:style-name="Heading_20_1" text:outline-level="1">глава 1 </text:h>
      <text:h text:style-name="P43" text:outline-level="1">1.1 что такое робототехника</text:h>
      <text:h text:style-name="P43" text:outline-level="1">1.1.1 Отрасли в которых применяют робототехнику </text:h>
      <text:p text:style-name="P78"><text:span text:style-name="T36"><text:tab/>Робототехника - это область инженерии, занимающаяся созданием, проектированием, программированием и управлением роботами. Роботы могут быть использованы для выполнения широкого спектра задач, от простых производственных операций до сложных научных и медицинских исследований. Они могут быть автономными или управляемыми человеком, а также могут быть оснащены различными сенсорами, такими как камеры, датчики и другие устройства, которые позволяют им взаимодействовать с окружающей средой.</text:span></text:p>
      <text:p text:style-name="P20"><text:tab/><text:span text:style-name="T37">Робототехника - это многодисциплинарная область, которая объединяет знания из механики, электроники, программирования, компьютерной науки, математики, физики и других наук. Цель робототехники - создание устройств, которые могут выполнять определенные задачи, улучшать качество жизни людей и решать различные проблемы.</text:span></text:p>
      <text:p text:style-name="P3"><text:tab/>Применение роботов может быть найдено во многих отраслях промышленности, таких как автомобильная, производственная, медицинская и другие. Они могут использоваться для монотонных и опасных задач, что повышает безопасность и эффективность работы. Кроме того, роботы могут помочь с решением экологических проблем, например, путем автоматизации процессов, что снижает нагрузку на окружающую среду.</text:p>
      <text:p text:style-name="P3"><text:tab/>Важно отметить, что роботы становятся все более доступными и доступными для создания в домашних условиях благодаря развитию технологий, таких как 3D печать. Это открывает новые возможности для людей, которые хотят изучить робототехнику и создавать свои собственные проекты.</text:p>
      <text:p text:style-name="P3"><text:tab/>Связь 3D печати и робототехники заключается в том, что 3D печать предоставляет возможность создавать детали и компоненты, которые могут быть использованы в конструкции роботов. 3D печать позволяет создавать элементы различной сложности и формы, что облегчает процесс проектирования и создания роботов.</text:p>
      <text:p text:style-name="P3"><text:soft-page-break/><text:tab/>С помощью 3D печати можно создавать корпуса, детали двигателей, соединительные элементы и многое другое, что позволяет сократить время и затраты на производство роботов. Кроме того, 3D печать позволяет быстро прототипировать новые детали и тестировать их в реальном времени, что помогает создавать более эффективные роботы.</text:p>
      <text:p text:style-name="P6"><text:tab/>3D печать также предоставляет возможность создавать индивидуальные решения для конкретных задач, что может быть полезно при создании роботов для уникальных сценариев. Это может быть полезно, например, при создании роботов для различных исследовательских проектов, когда требуется создание роботов с уникальными способностями и функциями.</text:p>
      <text:p text:style-name="P3"><text:tab/>Более того, 3D печать также помогает создавать роботов с более компактными размерами, что может быть важно при создании мобильных роботов, которые должны быть легкими и маневренными. Это также может упростить процесс хранения и транспортировки роботов.</text:p>
      <text:p text:style-name="P3"><text:tab/>В целом, 3D печать является незаменимым инструментом при создании роботов, так как она позволяет быстро и эффективно создавать детали и компоненты для роботов, сокращая время и затраты на производство и упрощая процесс разработки.</text:p>
      <text:p text:style-name="P3"/>
      <text:h text:style-name="P44" text:outline-level="1"><text:span text:style-name="T40">1.1.2 </text:span><text:span text:style-name="T26">Робототехника в повседневной жизни</text:span></text:h>
      <text:h text:style-name="P40" text:outline-level="1"/>
      <text:p text:style-name="P4"/>
      <text:p text:style-name="P5"><text:tab/>Робототехника становится все более распространенной в повседневной жизни, и она может быть использована для решения многих задач. Вот некоторые области, в которых робототехника может быть полезной:</text:p>
      <text:list xml:id="list398366503" text:style-name="L2">
        <text:list-item>
          <text:p text:style-name="P54">Домашние дела: роботы-пылесосы и роботы-мопы могут помочь с уборкой в доме. Также существуют роботы-официанты, которые могут доставлять еду и напитки в кафе и ресторанах.</text:p>
        </text:list-item>
        <text:list-item>
          <text:p text:style-name="P54">Медицинские приложения: роботы-хирурги могут помочь в проведении сложных операций, а роботы-медсестры могут помочь в уходе за пациентами.</text:p>
        </text:list-item>
        <text:list-item>
          <text:p text:style-name="P54">Образование: роботы могут быть использованы в учебных целях, чтобы помочь учащимся в изучении науки, математики и технологии.</text:p>
        </text:list-item>
        <text:list-item>
          <text:p text:style-name="P54"><text:soft-page-break/>Производство: роботы используются в автоматизации производственных процессов, что повышает производительность и снижает ошибки.</text:p>
        </text:list-item>
        <text:list-item>
          <text:p text:style-name="P54">Транспорт: автоматизированные автомобили и дроны могут использоваться для доставки товаров и людей.</text:p>
        </text:list-item>
        <text:list-item>
          <text:p text:style-name="P54">Спорт: роботы-спортсмены могут использоваться для того, чтобы симулировать реальные спортивные соревнования и помочь учащимся тренироваться.</text:p>
        </text:list-item>
      </text:list>
      <text:p text:style-name="P20"><text:tab/>Робототехника находит применение <text:span text:style-name="T1">в более узкоспециализированных областях</text:span>. Вот некоторые другие области, где робототехника может быть полезной:</text:p>
      <text:list xml:id="list3522423749" text:style-name="L3">
        <text:list-item>
          <text:p text:style-name="P55">Эксплорация космоса: роботы-исследователи могут быть использованы для исследования космоса, включая планеты, луны и астероиды.</text:p>
        </text:list-item>
        <text:list-item>
          <text:p text:style-name="P55">Армия и безопасность: роботы-боевые единицы могут быть использованы для выполнения миссий безопасности и боевых действий.</text:p>
        </text:list-item>
        <text:list-item>
          <text:p text:style-name="P55">Горнодобывающая промышленность: роботы могут использоваться для добычи полезных ископаемых в труднодоступных местах.</text:p>
        </text:list-item>
        <text:list-item>
          <text:p text:style-name="P55">Авиация: роботы-пилоты и беспилотные авиационные системы могут быть использованы для выполнения задач, таких как мониторинг, поиск и спасение.</text:p>
        </text:list-item>
        <text:list-item>
          <text:p text:style-name="P55">Сельское хозяйство: роботы могут быть использованы для автоматизации задач, таких как посадка, уборка и полив растений.</text:p>
        </text:list-item>
        <text:list-item>
          <text:p text:style-name="P55">Изучение океана: роботы-исследователи могут быть использованы для исследования океана и его глубин, включая исследование морских животных и находок.</text:p>
        </text:list-item>
        <text:list-item>
          <text:p text:style-name="P55">Ресторанный бизнес: роботы-повара и роботы-официанты могут быть использованы для обслуживания клиентов в ресторанах и кафе.</text:p>
        </text:list-item>
      </text:list>
      <text:p text:style-name="P20"><text:tab/>Это только некоторые из областей, в которых робототехника может быть использована. Робототехника продолжает развиваться и улучшаться, что приводит к ее расширению в новые области.</text:p>
      <text:p text:style-name="P20"/>
      <text:h text:style-name="P44" text:outline-level="1"><text:span text:style-name="T34">1.2 </text:span><text:span text:style-name="T26">Материалы применяемые в конструкции роботов</text:span></text:h>
      <text:p text:style-name="P16"><text:span text:style-name="T37"><text:tab/>Материалы, используемые в конструкции роботов, должны обладать определенными свойствами, такими как прочность, легкость, устойчивость к </text:span><text:soft-page-break/><text:span text:style-name="T37">коррозии и износу, а также должны быть подходящими для конкретных задач, которые робот выполняет. Некоторые распространенные материалы, используемые в робототехнике, включают в себя:</text:span></text:p>
      <text:list xml:id="list2368704953" text:style-name="L4">
        <text:list-item>
          <text:p text:style-name="P56">Металлы: алюминий, сталь, титан, медь и другие металлы используются для создания жестких и прочных конструкций роботов.</text:p>
        </text:list-item>
        <text:list-item>
          <text:p text:style-name="P56">Пластмассы: поликарбонат, акрил, ABS-пластик и другие пластмассы могут быть использованы для создания легких и прочных корпусов роботов.</text:p>
        </text:list-item>
        <text:list-item>
          <text:p text:style-name="P56">Композитные материалы: карбоновые волокна, стекловолокно и другие композитные материалы обладают высокой прочностью и легкостью, что делает их идеальными для использования в робототехнике.</text:p>
        </text:list-item>
        <text:list-item>
          <text:p text:style-name="P56">Резины и эластомеры: резиновые компоненты используются для создания захватов, приводов и других подвижных частей роботов, а также для обеспечения хорошего сцепления с поверхностями.</text:p>
        </text:list-item>
        <text:list-item>
          <text:p text:style-name="P56">Сервоприводы и электроника: электронные компоненты, такие как микроконтроллеры, сенсоры и сервоприводы, используются для управления движениями робота и его действиями.</text:p>
        </text:list-item>
      </text:list>
      <text:p text:style-name="P20"><text:tab/>Выбор материалов зависит от конкретного применения робота, его конструкции и требований к производительности.</text:p>
      <text:p text:style-name="P4"/>
      <text:p text:style-name="P4"/>
      <text:h text:style-name="P44" text:outline-level="1" text:is-list-header="true"><text:span text:style-name="T40">1.2.1 </text:span><text:span text:style-name="T27">Металлы </text:span></text:h>
      <text:p text:style-name="P4"><text:s text:c="33"/></text:p>
      <text:p text:style-name="P5"><text:tab/>Металлы широко используются в робототехнике благодаря своей прочности, жесткости и стойкости к износу и коррозии. Некоторые распространенные металлы, используемые в робототехнике, включают в себя:</text:p>
      <text:list xml:id="list1500633268" text:style-name="L5">
        <text:list-item>
          <text:p text:style-name="P57">Алюминий: алюминиевые сплавы используются для создания корпусов роботов, благодаря их легкости, прочности и хорошей обработке.</text:p>
        </text:list-item>
        <text:list-item>
          <text:p text:style-name="P57">Сталь: сталь широко используется в робототехнике благодаря своей прочности и жесткости, особенно для создания жестких рам и скелетов роботов.</text:p>
        </text:list-item>
        <text:list-item>
          <text:p text:style-name="P57">Титан: титановые сплавы используются для создания легких и прочных конструкций роботов, особенно тех, которые работают в экстремальных условиях, таких как в космосе или в условиях высоких температур.</text:p>
        </text:list-item>
        <text:list-item>
          <text:p text:style-name="P57"><text:soft-page-break/>Медь: медные провода и компоненты используются для создания электронных схем и печатных плат, которые контролируют действия робота.</text:p>
        </text:list-item>
        <text:list-item>
          <text:p text:style-name="P57">Свинец: свинцовые аккумуляторы используются для питания роботов, таких как роботы-пылесосы.</text:p>
        </text:list-item>
        <text:list-item>
          <text:p text:style-name="P57">Магний: магниевые сплавы используются для создания легких и прочных конструкций роботов, таких как беспилотные летательные аппараты.</text:p>
        </text:list-item>
      </text:list>
      <text:p text:style-name="P20"><text:tab/>Выбор металла зависит от требований к конструкции робота, его производительности и конкретного применения. Также важно учитывать, что некоторые металлы могут быть токсичными, поэтому необходимо соблюдать соответствующие меры предосторожности при работе с ними.</text:p>
      <text:h text:style-name="P44" text:outline-level="1"><text:span text:style-name="T40">1.2.1.1 </text:span><text:span text:style-name="T28">Преимущества</text:span></text:h>
      <text:p text:style-name="P5"/>
      <text:list xml:id="list783044298" text:style-name="L6">
        <text:list-item>
          <text:p text:style-name="P58">Прочность и жесткость: металлы имеют высокую прочность и жесткость, что позволяет создавать прочные и устойчивые конструкции роботов.</text:p>
        </text:list-item>
        <text:list-item>
          <text:p text:style-name="P58">Стойкость к износу и коррозии: металлы обычно имеют хорошую стойкость к износу и коррозии, что обеспечивает долговечность роботов.</text:p>
        </text:list-item>
        <text:list-item>
          <text:p text:style-name="P58">Широкое применение: металлы доступны в большом ассортименте, что позволяет использовать их в различных областях робототехники, от механических конструкций до электронных компонентов.</text:p>
        </text:list-item>
        <text:list-item>
          <text:p text:style-name="P58">Устойчивость к высоким температурам: некоторые металлы, такие как титан и нержавеющая сталь, имеют высокую температурную стойкость и могут использоваться в экстремальных условиях.</text:p>
        </text:list-item>
      </text:list>
      <text:h text:style-name="P44" text:outline-level="1"><text:span text:style-name="T40">1.2.1.2 </text:span><text:span text:style-name="T26">Недостатки:</text:span></text:h>
      <text:list xml:id="list4067019434" text:style-name="L7">
        <text:list-item>
          <text:p text:style-name="P59">Высокая плотность: металлы обычно имеют высокую плотность, что делает их тяжелыми и неуклюжими. Это может ограничивать маневренность и скорость роботов.</text:p>
        </text:list-item>
        <text:list-item>
          <text:p text:style-name="P59">Токсичность: некоторые металлы, такие как свинец и ртуть, могут быть токсичными и могут представлять опасность для здоровья людей, если не принимать соответствующие меры предосторожности при их использовании.</text:p>
        </text:list-item>
        <text:list-item>
          <text:p text:style-name="P59"><text:soft-page-break/>Коррозия: хотя большинство металлов имеют хорошую стойкость к коррозии, некоторые могут ржаветь или подвергаться другим видам коррозии, что может сократить срок службы робота.</text:p>
        </text:list-item>
        <text:list-item>
          <text:p text:style-name="P59">Электропроводность: металлы являются хорошими проводниками электричества, что может быть нежелательным для некоторых компонентов робота, таких как электроника или сенсоры, и требует дополнительных мер предосторожности.</text:p>
        </text:list-item>
      </text:list>
      <text:p text:style-name="P20"><text:tab/>Использование металлов в робототехнике зависит от конкретных требований и условий, в которых робот будет работать. Оптимальный выбор материала может обеспечить эффективность и долговечность работы робота.</text:p>
      <text:p text:style-name="P5"/>
      <text:h text:style-name="P44" text:outline-level="1"><text:span text:style-name="T40">1.2.2 </text:span><text:span text:style-name="T29">Пластмасс</text:span><text:span text:style-name="T34">ы</text:span></text:h>
      <text:p text:style-name="P4"/>
      <text:p text:style-name="P5"><text:tab/>Пластмасса широко используется в робототехнике для создания деталей и компонентов роботов. </text:p>
      <text:p text:style-name="P20"><text:tab/>Применение пластмассы в робототехнике позволяет создавать легкие, маневренные и функциональные роботы, которые могут выполнять различные задачи. Пластмасса может быть использована для создания различных деталей, таких как корпуса, крепления, шестерни, колеса и многое другое.</text:p>
      <text:p text:style-name="P20"><text:tab/>Кроме того, пластмасса может быть использована для создания деталей роботов, которые могут работать в агрессивных окружающих средах, таких как морская вода, химические реагенты и другие. Например, пластмассовые детали могут использоваться для создания подводных роботов, которые могут исследовать морские глубины, а также для создания роботов, которые могут работать в условиях высоких температур и давления.</text:p>
      <text:p text:style-name="P20"><text:tab/>Однако, необходимо учитывать недостатки пластмассы в робототехнике, такие как низкая термостойкость, низкая жесткость, ограниченная точность и ограниченная устойчивость к ударам. Поэтому, при выборе материала для создания деталей роботов, необходимо учитывать конкретные требования к роботу и условия эксплуатации.</text:p>
      <text:p text:style-name="P20"><text:tab/>Тем не менее, применение пластмассы в робототехнике остается популярным, так как она является доступной, легкой в обработке и позволяет создавать детали роботов с различными свойствами и характеристиками.</text:p>
      <text:p text:style-name="P7"><text:span text:style-name="T2">Пластмасса </text:span>обладает рядом преимуществ, таких как легкость, прочность, изгибаемость, устойчивость к коррозии и изоляционные свойства.</text:p>
      <text:h text:style-name="P44" text:outline-level="1"><text:soft-page-break/><text:span text:style-name="T40">1.2.2.1 </text:span><text:span text:style-name="T29">Преимущества</text:span></text:h>
      <text:p text:style-name="P5"><text:tab/></text:p>
      <text:list xml:id="list3107154846" text:style-name="L8">
        <text:list-item>
          <text:p text:style-name="P77">Легкость: пластмассы легче многих других материалов, что позволяет создавать легкие и маневренные роботы.</text:p>
        </text:list-item>
        <text:list-item>
          <text:p text:style-name="P60">Прочность: некоторые виды пластмасс обладают высокой прочностью и износостойкостью, что позволяет использовать их для создания деталей роботов, которые подвергаются большим нагрузкам.</text:p>
        </text:list-item>
        <text:list-item>
          <text:p text:style-name="P61">Изгибаемость: некоторые виды пластмасс могут быть изгибаемыми, что позволяет создавать детали роботов с гибкостью и способностью к подстраиванию под форму и контуры поверхности.</text:p>
        </text:list-item>
        <text:list-item>
          <text:p text:style-name="P61">Устойчивость к коррозии: пластмассы могут быть устойчивы к коррозии, что делает их хорошим выбором для роботов, которые могут работать в агрессивных окружающих средах.</text:p>
        </text:list-item>
        <text:list-item>
          <text:p text:style-name="P61">Изоляционные свойства: некоторые пластмассы обладают высокими изоляционными свойствами, что позволяет использовать их для создания деталей роботов, которые работают с электричеством.</text:p>
        </text:list-item>
      </text:list>
      <text:h text:style-name="P44" text:outline-level="1"><text:span text:style-name="T40">1.2.2.2 </text:span><text:span text:style-name="T30">Недостатки</text:span></text:h>
      <text:p text:style-name="P5"/>
      <text:list xml:id="list2419437302" text:style-name="L9">
        <text:list-item>
          <text:p text:style-name="P62">Низкая температурная стойкость: большинство пластмасс имеют низкую температурную стойкость, что ограничивает их применение в высокотемпературных условиях.</text:p>
        </text:list-item>
        <text:list-item>
          <text:p text:style-name="P63">Ограниченная прочность: некоторые виды пластмасс имеют низкую прочность и жесткость, что ограничивает их использование в приложениях, где требуется высокая прочность и жесткость.</text:p>
        </text:list-item>
        <text:list-item>
          <text:p text:style-name="P63">Устойчивость к ударам: пластмасса может быть более склонна к повреждениям при ударах, чем многие другие материалы.</text:p>
        </text:list-item>
        <text:list-item>
          <text:p text:style-name="P63">Восприимчивость к коррозии: некоторые виды пластмасс могут быть более подвержены коррозии, чем многие другие материалы.</text:p>
        </text:list-item>
        <text:list-item>
          <text:p text:style-name="P63">Ограничения на масштабирование: 3D печать из пластмассы ограничивает масштабирование роботов и применение в более тяжелых условиях.</text:p>
        </text:list-item>
      </text:list>
      <text:p text:style-name="P20"><text:tab/>Тем не менее, применение пластмассы в робототехнике все еще является популярным и имеет свои преимущества в различных областях, таких как <text:soft-page-break/>легкая промышленность, автоматизация складов и логистики, а также в области медицинских и реабилитационных устройств.</text:p>
      <text:p text:style-name="P8"/>
      <text:p text:style-name="P4"/>
      <text:p text:style-name="P4"/>
      <text:h text:style-name="P44" text:outline-level="1"><text:span text:style-name="T40">1.2.3 </text:span><text:span text:style-name="T31">Композитные материалы</text:span></text:h>
      <text:p text:style-name="P26"/>
      <text:p text:style-name="P5"><text:tab/>Композитные материалы - это материалы, состоящие из двух или более различных компонентов, объединенных вместе, чтобы создать материал с улучшенными свойствами. Они широко используются в робототехнике, благодаря своей легкости, прочности и устойчивости к коррозии.</text:p>
      <text:p text:style-name="P20"><text:tab/>Существует множество видов композитных материалов, которые используются в робототехнике, вот некоторые из них:</text:p>
      <text:list xml:id="list4110717166" text:style-name="L10">
        <text:list-item>
          <text:p text:style-name="P64">Углеродные волокна: Углеродные волокна - это материалы, созданные путем комбинирования углерода и других элементов. Они очень прочные и легкие, что делает их идеальным выбором для использования в робототехнике.</text:p>
        </text:list-item>
        <text:list-item>
          <text:p text:style-name="P64">Арамидные волокна: Арамидные волокна, такие как Kevlar, являются еще одним типом композитных материалов, которые широко используются в робототехнике. Они обладают высокой прочностью и устойчивостью к ударам, что делает их идеальным выбором для создания защитных элементов роботов.</text:p>
        </text:list-item>
        <text:list-item>
          <text:p text:style-name="P64">Стекловолокно: Стекловолокно - это материал, получаемый из стекловолокон, которые обладают высокой прочностью и устойчивостью к коррозии. Они часто используются для создания корпусов и каркасов роботов.</text:p>
        </text:list-item>
        <text:list-item>
          <text:p text:style-name="P64">Керамика: Керамические материалы очень прочные и обладают высокой температурной устойчивостью. Они широко используются для создания деталей, которые будут выдерживать высокие температуры, такие как детали двигателей и прочие.</text:p>
        </text:list-item>
      </text:list>
      <text:p text:style-name="P5"><text:tab/>Кроме того, композитные материалы могут быть усилены различными наполнителями, такими как стекловолокно, углеродное волокно, кевлар и другие. Это делает их еще более прочными и легкими.</text:p>
      <text:p text:style-name="P20"><text:tab/>Композитные материалы в робототехнике имеют ряд преимуществ, включая высокую прочность, легкость и хорошую устойчивость к коррозии. <text:soft-page-break/><text:tab/>Однако у них также есть свои недостатки, включая высокую стоимость, более сложный процесс изготовления и более высокую склонность к разрушению при длительном воздействии вибраций и ударов.</text:p>
      <text:h text:style-name="P44" text:outline-level="1"><text:span text:style-name="T40">1.2.3.1 </text:span><text:span text:style-name="T26">Преимущества композитных материалов</text:span> </text:h>
      <text:p text:style-name="Text_20_body"/>
      <text:list xml:id="list3723167326" text:style-name="L11">
        <text:list-item>
          <text:p text:style-name="P65">Высокая прочность: композитные материалы обладают очень высокой прочностью, что позволяет им выдерживать большие нагрузки без деформации или разрушения.</text:p>
        </text:list-item>
        <text:list-item>
          <text:p text:style-name="P65">Легкость: композитные материалы легче многих металлических материалов, что делает их идеальным выбором для создания легких и маневренных роботов.</text:p>
        </text:list-item>
        <text:list-item>
          <text:p text:style-name="P65">Устойчивость к коррозии: композитные материалы не подвержены коррозии, что позволяет им применяться в различных условиях.</text:p>
        </text:list-item>
        <text:list-item>
          <text:p text:style-name="P65">Гибкость: композитные материалы легко формуются и могут принимать сложные формы, что позволяет создавать роботов с различными формами и функциями.</text:p>
        </text:list-item>
      </text:list>
      <text:h text:style-name="P44" text:outline-level="1"><text:span text:style-name="T40">1.2.3.2 </text:span><text:span text:style-name="T26">Недостатки композитных материалов</text:span> </text:h>
      <text:list xml:id="list3018699114" text:style-name="L12">
        <text:list-item>
          <text:p text:style-name="P66">Высокая стоимость: композитные материалы обычно стоят дороже, чем многие другие материалы, что делает их менее доступными для использования.</text:p>
        </text:list-item>
        <text:list-item>
          <text:p text:style-name="P66">Сложный процесс изготовления: изготовление композитных материалов требует специальной технологии, что может привести к более высокой стоимости и более сложному процессу производства.</text:p>
        </text:list-item>
        <text:list-item>
          <text:p text:style-name="P66">Склонность к разрушению: композитные материалы менее устойчивы к вибрациям и ударам, чем многие другие материалы, что может привести к разрушению деталей роботов, созданных из этих материалов.</text:p>
        </text:list-item>
        <text:list-item>
          <text:p text:style-name="P66">Чувствительность к температуре: композитные материалы могут иметь ограничения по температурному диапазону эксплуатации, что может ограничить их использование в некоторых <text:span text:style-name="T3">условиях</text:span>.</text:p>
        </text:list-item>
      </text:list>
      <text:p text:style-name="P20"/>
      <text:p text:style-name="P4"/>
      <text:p text:style-name="P4"/>
      <text:p text:style-name="P4"/>
      <text:p text:style-name="P4"/>
      <text:h text:style-name="P41" text:outline-level="1"><text:soft-page-break/><text:span text:style-name="T40">1.3 </text:span>Подробнее о пластике, как основной материал корпуса роборуки и иные сферы применение </text:h>
      <text:h text:style-name="P44" text:outline-level="1"><text:span text:style-name="T40">1.3.1 </text:span><text:span text:style-name="T26">Пластик в робототехнике</text:span></text:h>
      <text:p text:style-name="P4"/>
      <text:p text:style-name="P5"><text:tab/>Пластик является одним из наиболее распространенных материалов в робототехнике, благодаря своей легкости, прочности, гибкости и низкой стоимости. Он может использоваться для создания различных деталей роботов, включая корпусы, детали механизмов и компоненты электроники. В этом контексте пластик может представлять собой отличную альтернативу более тяжелым и дорогостоящим материалам, таким как металлы.</text:p>
      <text:h text:style-name="P41" text:outline-level="1"><text:span text:style-name="T40">1.3.2 </text:span>Когда начал применяться</text:h>
      <text:p text:style-name="P21"><text:tab/>Использование пластика в робототехнике началось сравнительно недавно, в 1960-х годах. С тех пор пластик стал все более популярным и на данный момент широко используется в различных сферах робототехники.</text:p>
      <text:h text:style-name="P41" text:outline-level="1"><text:span text:style-name="T40">1.3.3 </text:span>Виды пластика</text:h>
      <text:p text:style-name="P20"><text:tab/>Существует множество видов пластика, которые могут использоваться в робототехнике. Некоторые из них, такие как ABS (акрилонитрилбутадиенстирол) и PLA (полимолочная кислота), наиболее популярны и широко используются в 3D-печати, благодаря своей прочности, гибкости и способности сохранять форму при нагреве. Другие материалы, такие как поликарбонаты, полиамиды и полиэтилены, также могут использоваться в робототехнике в зависимости от требований проекта.</text:p>
      <text:p text:style-name="P20"/>
      <text:h text:style-name="P44" text:outline-level="1"><text:span text:style-name="T34">1.3.4 </text:span><text:span text:style-name="T32">П</text:span><text:span text:style-name="T26">реимущества</text:span> </text:h>
      <text:p text:style-name="P20"><text:tab/>Преимущества использования пластика в робототехнике включают легкость и прочность, что позволяет создавать более легкие и маневренные роботы. Он также более доступен и дешев в производстве, чем металлы, что может уменьшить стоимость проекта. Еще одним преимуществом является возможность использования 3D-печати для создания деталей роботов, что позволяет быстро и легко создавать детали различных форм и размеров.</text:p>
      <text:h text:style-name="P41" text:outline-level="1"><text:span text:style-name="T40">1.3.5 </text:span><text:span text:style-name="T38">Н</text:span>едостатки</text:h>
      <text:p text:style-name="P20"><text:tab/>Однако у пластика также есть некоторые недостатки. Он может быть менее прочным и устойчивым к нагрузкам, чем металлы, и более склонен к <text:soft-page-break/>износу и деформации. Кроме того, пластик может быть менее устойчивым к высоким температурам и химически агрессивным веществам, что может</text:p>
      <text:h text:style-name="Heading_20_1" text:outline-level="1" text:is-list-header="true"><draw:frame draw:style-name="fr1" draw:name="Изображение3" text:anchor-type="char" svg:x="0cm" svg:width="0.041cm" svg:height="0.041cm" draw:z-index="1"><draw:image xlink:href="https://chat.openai.com/_next/image?url=https%3A%2F%2Fs.gravatar.com%2Favatar%2F9754d32ea8df7e8fdf79fb8b5eff0179%3Fs%3D480%26r%3Dpg%26d%3Dhttps%253A%252F%252Fcdn.auth0.com%252Favatars%252Fvo.png&amp;w=64&amp;q=75" xlink:type="simple" xlink:show="embed" xlink:actuate="onLoad"/><svg:title>vokiri8842@jthoven.com</svg:title></draw:frame><text:s/></text:h>
      <text:h text:style-name="P44" text:outline-level="1"><text:span text:style-name="T40">1.3.6 </text:span><text:span text:style-name="T26">Иные сферы применения пластика в робототехнике</text:span></text:h>
      <text:p text:style-name="P27"/>
      <text:list xml:id="list3982760155" text:style-name="L13">
        <text:list-item>
          <text:p text:style-name="P67">Медицина: пластиковые компоненты используются в производстве медицинской техники, такой как инъекционные шприцы, насосы для переливания крови и компоненты искусственных сердечных клапанов.</text:p>
        </text:list-item>
        <text:list-item>
          <text:p text:style-name="P67">Промышленность: пластиковые компоненты широко используются в машиностроении, авиации и других отраслях промышленности. Они могут заменять металлические детали, что снижает вес и уменьшает требования к мощности приводов.</text:p>
        </text:list-item>
        <text:list-item>
          <text:p text:style-name="P67">Электроника: пластик используется для производства корпусов электронных устройств, таких как смартфоны, ноутбуки и планшеты. Он обеспечивает электроизоляцию и защиту от внешних факторов, таких как удары, пыль и вода.</text:p>
        </text:list-item>
        <text:list-item>
          <text:p text:style-name="P67">Космическая промышленность: пластиковые компоненты используются в космических аппаратах, таких как спутники и ракеты. Они обладают высокой прочностью при низком весе, что является критически важным для космических полетов.</text:p>
        </text:list-item>
        <text:list-item>
          <text:p text:style-name="P67">Спортивные приспособления: пластиковые компоненты используются в производстве спортивных товаров, таких как лыжи, сноуборды, гребные лодки и другие приспособления. Они обладают высокой прочностью, устойчивостью к коррозии и износу, а также могут иметь различные цвета и текстуры.</text:p>
        </text:list-item>
      </text:list>
      <text:p text:style-name="P20"><text:tab/>Таким образом, пластик имеет широкое применение в различных отраслях промышленности и обеспечивает множество преимуществ, таких как легкий вес, хорошая прочность и устойчивость к внешним факторам. Однако, он также имеет свои недостатки, включая возможность деформации при высоких температурах и воздействие на окружающую среду при утилизации.</text:p>
      <text:h text:style-name="P41" text:outline-level="1"><text:span text:style-name="T40">1.4 </text:span>3d принтеры </text:h>
      <text:p text:style-name="P20"><text:tab/>3D-принтеры - это устройства, которые могут создавать трехмерные объекты из цифровых моделей, используя метод аддитивного производства. То <text:soft-page-break/>есть, они строят объекты путем добавления материала в процессе печати, в отличие от вырезания материала из заготовки (как, например, в случае фрезерных станков).</text:p>
      <text:h text:style-name="P44" text:outline-level="1"><text:span text:style-name="T40">1.4.1 </text:span><text:span text:style-name="T33">В</text:span><text:span text:style-name="T26">иды принтеров</text:span> </text:h>
      <text:p text:style-name="P20"><text:tab/>Существует множество различных типов 3D-принтеров, но наиболее распространенными являются:</text:p>
      <text:list xml:id="list3542794315" text:style-name="L14">
        <text:list-item>
          <text:p text:style-name="P68">FDM-принтеры (Fused Deposition Modeling) - печатают объекты, нагревая пластиковую нить и слои за слоем нанося их на поверхность.</text:p>
        </text:list-item>
        <text:list-item>
          <text:p text:style-name="P68">SLA-принтеры (Stereolithography) - используют лазеры для затвердевания жидких смол и создания объектов.</text:p>
        </text:list-item>
        <text:list-item>
          <text:p text:style-name="P68">DLP-принтеры (Digital Light Processing) - аналогичны SLA-принтерам, но вместо лазеров используются светодиоды.</text:p>
        </text:list-item>
      </text:list>
      <text:p text:style-name="P20"><text:tab/>Кроме того, существуют многие другие типы 3D-принтеров, такие как SLS (Selective Laser Sintering), LOM (Laminated Object Manufacturing), MJM (Multi Jet Modeling) и другие.</text:p>
      <text:h text:style-name="P44" text:outline-level="1"><text:span text:style-name="T40">1.4.2 </text:span><text:span text:style-name="T33">Виды пластика</text:span></text:h>
      <text:p text:style-name="P20"><text:tab/>В зависимости от технологии печати, 3D-принтеры могут использовать различные виды пластиков. Некоторые из них:</text:p>
      <text:list xml:id="list1806881967" text:style-name="L15">
        <text:list-item>
          <text:p text:style-name="P69">PLA (полилактид) - это один из наиболее распространенных материалов для 3D-печати. Он получается из растительных источников, таких как кукуруза или сахарный тростник, и поэтому является биоразлагаемым. PLA относительно легкий, прочный, дешевый и легко распечатываемый. Его недостатком может быть его жесткость, что может привести к ломкости и склонности к разрывам при сильных ударах.</text:p>
        </text:list-item>
        <text:list-item>
          <text:p text:style-name="P69">ABS (акрилонитрилбутадиенстирол) - это термопластичный пластик, который обычно используется в производстве игрушек и других товаров народного потребления. Он прочнее и износостойчивее, чем PLA, но труднее распечатываемый и менее экологически чистый, так как содержит токсичные вещества.</text:p>
        </text:list-item>
        <text:list-item>
          <text:p text:style-name="P69">Nylon - это прочный и гибкий пластик, который может использоваться для распечатки функциональных деталей и механизмов. Он устойчив к износу и термическому воздействию, но может быть более трудно распечатываемым и дороже, чем другие материалы.</text:p>
        </text:list-item>
        <text:list-item>
          <text:p text:style-name="P69"><text:soft-page-break/>TPU (термопластичный полиуретан) - это гибкий материал, который может использоваться для печати упругих или гибких деталей, таких как прокладки, резиновые ручки и т. д. Он легко распечатываемый и устойчив к износу, но может быть менее прочным, чем другие материалы.</text:p>
        </text:list-item>
      </text:list>
      <text:p text:style-name="P20"><text:tab/>Кроме того, существуют и другие виды пластиков, такие как PETG, PC, PVA и т.д., которые могут использоваться для 3D-печати в зависимости от требований конкретного проекта.</text:p>
      <text:p text:style-name="P20"/>
      <text:h text:style-name="P41" text:outline-level="1" text:is-list-header="true"><text:span text:style-name="T40">1.5 </text:span><text:span text:style-name="T12">Э</text:span>лементы робототехнических устройств <text:span text:style-name="T11">помимо материалов корпуса</text:span></text:h>
      <text:p text:style-name="P28"/>
      <text:p text:style-name="P20"><text:tab/>Кроме материалов корпуса, в робототехнических устройствах применяются различные элементы, которые обеспечивают их работу. Рассмотрим некоторые из них:</text:p>
      <text:h text:style-name="P44" text:outline-level="1"><text:span text:style-name="T34">1.6 </text:span><text:span text:style-name="T26">Двигатели</text:span></text:h>
      <text:p text:style-name="P31"><text:span text:style-name="T34"><text:tab/>Д</text:span><text:span text:style-name="T26">вигатели используются для приведения в движение механических частей робота, таких как руки, ноги, колеса и т.д. В зависимости от задачи, роботы могут быть оснащены различными типами двигателей, например, электрическими, пневматическими, гидравлическими и т. д.</text:span></text:p>
      <text:h text:style-name="P44" text:outline-level="1"><text:span text:style-name="T34">1.7 </text:span><text:span text:style-name="T26">Датчики:</text:span> </text:h>
      <text:p text:style-name="P32"><text:span text:style-name="T34"><text:tab/>Д</text:span><text:span text:style-name="T26">атчики используются для сбора информации о состоянии окружающей среды и состоянии самого робота. Например, датчики расстояния могут использоваться для измерения расстояния до стены или другого объекта, датчики силы могут использоваться для измерения силы, с которой робот сжимает предмет, а датчики угла поворота могут использоваться для измерения угла поворота руки робота.</text:span></text:p>
      <text:h text:style-name="P44" text:outline-level="1"><text:span text:style-name="T35">1.8 Контроллеры</text:span></text:h>
      <text:p text:style-name="P33"><text:span text:style-name="T34"><text:tab/>К</text:span><text:span text:style-name="T26">онтроллеры используются для управления работой робота. Они могут быть встроены в сам робот или быть отдельными устройствами. Контроллеры позволяют программировать робота для выполнения определенных задач и контролировать его движения и поведение.</text:span></text:p>
      <text:h text:style-name="P44" text:outline-level="1"><text:soft-page-break/><text:span text:style-name="T41">1.9 </text:span><text:span text:style-name="T26">Аккумуляторы</text:span></text:h>
      <text:p text:style-name="P33"><text:span text:style-name="T34"><text:tab/>А</text:span><text:span text:style-name="T26">ккумуляторы используются для питания робота. Они могут быть встроены в корпус робота или быть отдельными устройствами. Аккумуляторы должны обеспечивать достаточное количество энергии для работы робота в течение достаточного времени.</text:span></text:p>
      <text:h text:style-name="P44" text:outline-level="1"><text:span text:style-name="T35">1.10 </text:span><text:span text:style-name="T26">Концевые выключатели</text:span></text:h>
      <text:p text:style-name="P33"><text:span text:style-name="T34"><text:tab/>К</text:span><text:span text:style-name="T26">онцевые выключатели используются для определения положения механических частей робота. Например, они могут использоваться для определения момента, когда рука робота достигла определенной позиции, или для определения того, что колесо робота достигло конца пути.</text:span></text:p>
      <text:p text:style-name="P18"><text:tab/>Эти и многие другие элементы используются в робототехнических устройствах для обеспечения их работы. Они позволяют роботам выполнять сложные задачи в различных областях, от производства до медицины и науки.</text:p>
      <text:p text:style-name="P18"/>
      <text:p text:style-name="P18"/>
      <text:h text:style-name="P41" text:outline-level="1">Глава 2 - Практика</text:h>
      <text:h text:style-name="P44" text:outline-level="1" text:is-list-header="true"><text:span text:style-name="T41">2.1 </text:span><text:span text:style-name="T26">Мой проект</text:span></text:h>
      <text:p text:style-name="P5"><text:tab/>Описание проекта «Роборука» с 3D-напечатанными деталями и управляемыми сервоприводами":</text:p>
      <text:p text:style-name="P20"><text:tab/>Цель проекта - создание функциональной роборуки с помощью 3D-печати и управляемых сервоприводов, которые будут контролироваться микроконтроллером Arduino.</text:p>
      <text:p text:style-name="P20"><text:tab/>Для достижения цели была разработана конструкция роборуки, которая состоит из корпуса, пальцев и сервоприводов. Все детали и корпус были разработаны в программе для 3D-моделирования и напечатаны на 3D-принтере.</text:p>
      <text:p text:style-name="P20"><text:tab/>Управление пальцами роборуки осуществляется при помощи трех сервоприводов, которые установлены в корпусе. По средством нитей, которые закреплены на пальцах и сервоприводах, пальцы могут двигаться в разные стороны и выполнять различные задачи.</text:p>
      <text:p text:style-name="P20"><text:tab/>Управление сервоприводами осуществляется с помощью микроконтроллера Arduino. Микроконтроллер получает сигналы управления с компьютера, которые определяют угол поворота сервоприводов. Сервоприводы приводят в движение нити, которые управляют движением пальцев.</text:p>
      <text:p text:style-name="P20"><text:soft-page-break/><text:tab/>Роборука может быть использована для многих задач, таких как захват и перемещение маленьких предметов, выполнение точных и сложных операций, а также в образовательных целях, для изучения принципов робототехники и программирования.</text:p>
      <text:p text:style-name="P20"><text:tab/>Преимущества данной конструкции роборуки включают легкость и надежность, а также возможность быстрой и простой замены деталей в случае повреждения или необходимости модификации.</text:p>
      <text:p text:style-name="P20"><text:tab/>Таким образом, проект "Роборука с 3D-напечатанными деталями и управляемыми сервоприводами" представляет собой отличный пример использования современных технологий в робототехнике, который может быть использован как для демонстрации, так и для практического применения.</text:p>
      <text:p text:style-name="P4"/>
      <text:h text:style-name="P41" text:outline-level="1"><text:span text:style-name="T41">2.2 </text:span>Для чего я его с<text:span text:style-name="T4">делал</text:span></text:h>
      <text:p text:style-name="P4"/>
      <text:p text:style-name="P5"><text:tab/>Данный проект, роборука с 3D-напечатанными деталями и управляемыми сервоприводами, может быть использован для различных целей, в зависимости от конкретной задачи. Некоторые из возможных целей использования роборуки:</text:p>
      <text:list xml:id="list2199563395" text:style-name="L16">
        <text:list-item>
          <text:p text:style-name="P70">Образовательные цели - данная конструкция может быть использована в обучении робототехнике, а также в курсах по программированию, механике и электронике.</text:p>
        </text:list-item>
        <text:list-item>
          <text:p text:style-name="P70">Исследовательские цели - роборука может быть использована для выполнения различных экспериментов в области робототехники и автоматизации производства.</text:p>
        </text:list-item>
        <text:list-item>
          <text:p text:style-name="P70">Промышленное применение - роборука может быть использована для выполнения определенных задач в производстве, таких как сборка маленьких деталей, упаковка и сортировка товаров, обслуживание оборудования и т.д.</text:p>
        </text:list-item>
        <text:list-item>
          <text:p text:style-name="P70">Развлекательные цели - роборука может быть использована в различных выставках, музеях и тематических парках, как интерактивный экспонат для посетителей.</text:p>
        </text:list-item>
        <text:list-item>
          <text:p text:style-name="P70">Медицинские цели - роборука может быть использована в медицинских целях, например, для выполнения сложных операций или помощи людям с ограниченными возможностями.</text:p>
        </text:list-item>
      </text:list>
      <text:p text:style-name="P20"><text:tab/>Таким образом, данный проект может пригодиться в различных областях и имеет широкий потенциал для применения.</text:p>
      <text:h text:style-name="P41" text:outline-level="1"><text:soft-page-break/><text:span text:style-name="T41">2.3 </text:span>Какую пользу он в себе несет</text:h>
      <text:p text:style-name="P4"/>
      <text:p text:style-name="P5"><text:tab/>Роборука, созданная с использованием 3D-напечатанных деталей и управляемых сервоприводов, может иметь множество применений в различных сферах деятельности.</text:p>
      <text:p text:style-name="P20"><text:tab/>В сфере образования такой проект может быть использован для обучения студентов и школьников основам робототехники, механики, электроники и программирования. Роборука может служить не только учебным материалом, но и практическим примером, на котором можно продемонстрировать различные принципы и технологии. Таким образом, обучающиеся могут получить практический опыт и развивать свои навыки в этих областях.</text:p>
      <text:p text:style-name="P20"><text:tab/>В сфере исследований роборука может быть использована для выполнения различных экспериментов, которые могут привести к новым открытиям и улучшению существующих технологий в области робототехники. Например, роборука может использоваться для изучения новых алгоритмов управления, механизмов захвата и перемещения объектов, а также для разработки новых материалов и конструкций.</text:p>
      <text:p text:style-name="P20"><text:tab/>В сфере промышленности роборука может быть использована для выполнения рутинных задач в производственных цехах, что поможет увеличить эффективность и качество работы. Например, роборука может использоваться для сборки и упаковки продукции, для обработки материалов и выполнения других манипуляций.</text:p>
      <text:p text:style-name="P20"><text:tab/>В сфере развлечений роборука может стать привлекательным развлекательным объектом для посетителей тематических парков и музеев, а также для демонстрации на выставках и мероприятиях. Роборука может быть дополнена специальными эффектами, звуковыми и световыми эффектами, что сделает ее более зрелищной и интересной для посетителей.</text:p>
      <text:p text:style-name="P20"><text:tab/>В <text:span text:style-name="T39">области</text:span> медицины роборука может помочь в выполнении сложных и точных манипуляций, например, при проведении операций. Роборука может быть управляема с помощью дистанционного управления или через программное обеспечение, что позволит хирургам и другим медицинским специалистам уменьшить риски и<draw:frame draw:style-name="fr1" draw:name="Изображение2" text:anchor-type="char" svg:x="0cm" svg:width="0.041cm" svg:height="0.041cm" draw:z-index="0"><draw:image xlink:href="https://chat.openai.com/_next/image?url=https%3A%2F%2Fs.gravatar.com%2Favatar%2F9754d32ea8df7e8fdf79fb8b5eff0179%3Fs%3D480%26r%3Dpg%26d%3Dhttps%253A%252F%252Fcdn.auth0.com%252Favatars%252Fvo.png&amp;w=64&amp;q=75" xlink:type="simple" xlink:show="embed" xlink:actuate="onLoad"/><svg:title>vokiri8842@jthoven.com</svg:title></draw:frame> <text:span text:style-name="T5">к</text:span>роме того, роботические руки могут быть использованы для выполнения монотонных и опасных задач, таких как работа с опасными химическими веществами или разрушенными структурами. Они также могут быть использованы в медицинских приложениях, таких как операции на расстоянии, где точность и масштабирование являются критически важными. Кроме того, роботические руки могут быть использованы для <text:soft-page-break/>автоматизации производственных процессов, что может привести к улучшению производительности и снижению затрат на рабочую силу.</text:p>
      <text:p text:style-name="P20"><text:tab/>Также стоит отметить, что 3D-печать позволяет создавать детали более сложной формы и структуры, что может улучшить производительность и функциональность робота. Это также может сократить время и стоимость производства, так как не требуется создавать сложные инструменты для формовки и литья металла или других материалов.</text:p>
      <text:p text:style-name="P22"><text:tab/>В целом, проект роботической руки на 3D-принтере с использованием сервоприводов и микроконтроллера Ардуино представляет собой интересный и перспективный пример применения робототехнологий в различных областях. Он может принести значительную пользу в таких областях, как медицина, производство, автоматизация и другие, что делает его важным и актуальным проектом.</text:p>
      <text:h text:style-name="P41" text:outline-level="1"><text:span text:style-name="T41">2.4 </text:span>Применение 3D печати в его создании</text:h>
      <text:p text:style-name="P9"><text:tab/>Применение 3D печати в <text:span text:style-name="T13">моем проекте </text:span>имеет ряд преимуществ, которые могут быть обоснованы следующим образом:</text:p>
      <text:list xml:id="list2172643794" text:style-name="L17">
        <text:list-item>
          <text:p text:style-name="P71">Быстрота создания прототипов: с помощью 3D принтера можно создать прототип робототехнического устройства за считанные часы, что существенно сокращает время разработки и тестирования.</text:p>
        </text:list-item>
        <text:list-item>
          <text:p text:style-name="P71">Индивидуальность: с помощью 3D принтера можно создавать уникальные элементы для роботов, которые точно соответствуют требуемым спецификациям и требованиям.</text:p>
        </text:list-item>
        <text:list-item>
          <text:p text:style-name="P71">Уменьшение затрат: 3D печать позволяет изготавливать детали и компоненты более дешево, чем традиционные методы производства, что уменьшает затраты на разработку и производство роботов.</text:p>
        </text:list-item>
        <text:list-item>
          <text:p text:style-name="P71">Гибкость в дизайне: с помощью 3D принтера можно создавать детали и компоненты с более сложной геометрией, которые трудно или невозможно изготовить с помощью традиционных методов производства.</text:p>
        </text:list-item>
        <text:list-item>
          <text:p text:style-name="P71">Возможность создания функциональных прототипов: с помощью 3D принтера можно создавать функциональные прототипы роботов, которые могут быть протестированы на ранних стадиях разработки.</text:p>
        </text:list-item>
      </text:list>
      <text:p text:style-name="P23"><text:tab/>В целом, применение 3D печати в робототехнике позволяет ускорить процесс разработки и сократить затраты на производство роботов, а также повысить гибкость и индивидуальность в дизайне и создании уникальных робототехнических устройств.</text:p>
      <text:h text:style-name="P41" text:outline-level="1"><text:soft-page-break/><text:span text:style-name="T41">2.5 </text:span>Почему именно 3D печать</text:h>
      <text:p text:style-name="P20"><text:tab/>3D печать была выбрана для воплощения проекта по нескольким причинам. Во-первых, она позволяет создавать детали любой формы и сложности, что очень важно для создания роботов с нестандартной геометрией. Во-вторых, 3D печать позволяет экономить время и снижать стоимость производства, так как не требуется создавать сложные пресс-формы или другие инструменты для производства деталей. В-третьих, 3D печать позволяет быстро создавать прототипы и делать изменения в конструкции, что является важным фактором в разработке роботов.</text:p>
      <text:p text:style-name="P20"><text:tab/>Кроме того, использование 3D печати позволило мне создать роборуку с высокой точностью и детализацией, что было бы сложнее достичь с использованием других методов производства. Также, возможность экспериментировать с различными материалами для 3D печати позволяет получать различные свойства деталей, что может быть полезно для создания роботов с определенными требованиями к свойствам материалов. В целом, использование 3D печати в создании роботов имеет множество преимуществ и может значительно упростить и ускорить процесс их производства.</text:p>
      <text:h text:style-name="P41" text:outline-level="1"><text:span text:style-name="T41">2.6 </text:span>Программная составляющая <text:span text:style-name="T13">моего </text:span>проекта:</text:h>
      <text:list xml:id="list4082328352" text:style-name="L18">
        <text:list-item>
          <text:p text:style-name="P72">Код управления: для управления робототехническим устройством, в <text:span text:style-name="T13">моем</text:span> случае рукой, требуется написать код, который позволит ей выполнять определенные движения и задачи. Код может быть написан на разных языках программирования, в том числе на C++, и может быть загружен на плату управления, такую как Arduino.</text:p>
        </text:list-item>
        <text:list-item>
          <text:p text:style-name="P72">CAD-моделирование: прежде чем начать печатать робототехнические компоненты, нужно создать модели в специальных программах для компьютерного моделирования (например, SolidWorks, Fusion 360 и др.). В этих программах вы можете создавать детали, определять их размеры и формы, а затем экспортировать их в файлы, которые можно отправить на 3D-принтер.</text:p>
        </text:list-item>
        <text:list-item>
          <text:p text:style-name="P72">Управление 3D-принтером: для печати робототехнических компонентов нужно знать, как правильно настроить 3D-принтер и выбрать наиболее подходящие параметры печати. Это включает выбор материала, настройку температуры и скорости печати, определение оптимальной позиции компонентов на столе принтера и другие параметры.</text:p>
        </text:list-item>
        <text:list-item>
          <text:p text:style-name="P72">Тестирование и отладка: после того, как робототехнические компоненты напечатаны и собраны вместе, нужно провести тестирование и отладку <text:soft-page-break/>устройства. Это может включать в себя проверку, что каждый компонент работает правильно и выполняет необходимые задачи, и исправление ошибок и недоработок.</text:p>
        </text:list-item>
      </text:list>
      <text:p text:style-name="P19"><text:tab/>Все эти элементы взаимосвязаны и составляют программную составляющую проекта робототехники на основе 3D печати. Они помогают превратить вашу концепцию в полностью функционирующее робототехническое устройство.</text:p>
      <text:h text:style-name="P41" text:outline-level="1"><text:span text:style-name="T41">2.7 </text:span>Язык программирования </text:h>
      <text:p text:style-name="P20"><text:tab/>Язык программирования C++ широко используется в робототехнике благодаря своей эффективности и возможностям для низкоуровневой работы с железом. Вот некоторые из преимуществ и недостатков использования C++ в робототехнике:</text:p>
      <text:h text:style-name="P44" text:outline-level="1"><text:span text:style-name="T35">2.7.1 </text:span><text:span text:style-name="T26">Преимущества</text:span></text:h>
      <text:list xml:id="list3220716582" text:style-name="L19">
        <text:list-item>
          <text:p text:style-name="P73">Производительность: C++ является компилируемым языком, что позволяет создавать быстродействующие программы, не замедляющие работу робота.</text:p>
        </text:list-item>
        <text:list-item>
          <text:p text:style-name="P73">Близость к железу: C++ предоставляет разработчику полный контроль над железом, что позволяет эффективно управлять им и оптимизировать работу робота.</text:p>
        </text:list-item>
        <text:list-item>
          <text:p text:style-name="P74">Расширяемость: C++ позволяет легко подключать сторонние библиотеки и расширять возможности программы.</text:p>
        </text:list-item>
      </text:list>
      <text:h text:style-name="P44" text:outline-level="1"><text:span text:style-name="T35">2.7.2 </text:span><text:span text:style-name="T26">Недостатки</text:span></text:h>
      <text:list xml:id="list695148565" text:style-name="L20">
        <text:list-item>
          <text:p text:style-name="P75">Сложность: C++ является сложным языком, который требует глубокого понимания работы компьютера и является сложным для изучения и использования для новичков.</text:p>
        </text:list-item>
        <text:list-item>
          <text:p text:style-name="P75">Безопасность: C++ может быть опасен, если не правильно использовать указатели, что может привести к утечкам памяти и другим ошибкам.</text:p>
        </text:list-item>
        <text:list-item>
          <text:p text:style-name="P76">Долгий процесс разработки: Из-за сложности языка и необходимости тщательного тестирования программы, разработка на C++ может занять длительное время.</text:p>
        </text:list-item>
      </text:list>
      <text:p text:style-name="P20"><text:tab/>Таким образом, C++ - мощный и эффективный язык программирования, который может быть полезен в робототехнике, но требует серьезной подготовки и внимательности в использовании.</text:p>
      <text:h text:style-name="P39" text:outline-level="1"><text:soft-page-break/><text:s text:c="13"/></text:h>
      <text:h text:style-name="P42" text:outline-level="1"><text:span text:style-name="T42">2.8 </text:span>Код программы которая управляет рукой</text:h>
      <text:p text:style-name="P11">Код управления пятью пальцами роборуки на ардуино с использованием сервоприводов MG995 <text:span text:style-name="T14">выглядит</text:span> следующим образом:</text:p>
      <text:p text:style-name="P10">arduino</text:p>
      <text:p text:style-name="P30"><text:span text:style-name="Source_20_Text"><text:span text:style-name="T17">#include</text:span></text:span><text:span text:style-name="Source_20_Text"><text:span text:style-name="T15"> </text:span></text:span><text:span text:style-name="Source_20_Text"><text:span text:style-name="T19">&lt;Servo.h&gt;</text:span></text:span></text:p>
      <text:p text:style-name="P25"/>
      <text:p text:style-name="P34">Servo thumbServo;<text:span text:style-name="T20"> // Палец №1 (большой палец)</text:span></text:p>
      <text:p text:style-name="P34">Servo indexServo;<text:span text:style-name="T20"> // Палец №2 (указательный палец)</text:span></text:p>
      <text:p text:style-name="P34">Servo middleServo;<text:span text:style-name="T20"> // Палец №3 (средний палец)</text:span></text:p>
      <text:p text:style-name="P34">Servo ringServo;<text:span text:style-name="T20"> // Палец №4 (безымянный палец)</text:span></text:p>
      <text:p text:style-name="P34">Servo pinkyServo;<text:span text:style-name="T20"> // Палец №5 (мизинец)</text:span></text:p>
      <text:p text:style-name="P25"/>
      <text:p text:style-name="P34"><text:span text:style-name="T21">int</text:span> thumbPin = <text:span text:style-name="T18">11</text:span>;<text:span text:style-name="T20"> // Пин для управления сервоприводом большого пальца</text:span></text:p>
      <text:p text:style-name="P34"><text:span text:style-name="T21">int</text:span> indexPin = <text:span text:style-name="T18">8</text:span>;<text:span text:style-name="T20"> // Пин для управления сервоприводом указательного пальца</text:span></text:p>
      <text:p text:style-name="P34"><text:span text:style-name="T21">int</text:span> middlePin = <text:span text:style-name="T18">7</text:span>;<text:span text:style-name="T20"> // Пин для управления сервоприводом среднего пальца</text:span></text:p>
      <text:p text:style-name="P34"><text:span text:style-name="T21">int</text:span> ringPin = <text:span text:style-name="T18">5</text:span>;<text:span text:style-name="T20"> // Пин для управления сервоприводом безымянного пальца</text:span></text:p>
      <text:p text:style-name="P34"><text:span text:style-name="T21">int</text:span> pinkyPin = <text:span text:style-name="T18">3</text:span>;<text:span text:style-name="T20"> // Пин для управления сервоприводом мизинца</text:span></text:p>
      <text:p text:style-name="P25"/>
      <text:p text:style-name="P34"><text:span text:style-name="T21">int</text:span> openPos = <text:span text:style-name="T18">0</text:span>;<text:span text:style-name="T20"> // Угол открытия пальцев</text:span></text:p>
      <text:p text:style-name="P34"><text:span text:style-name="T21">int</text:span> closePos = <text:span text:style-name="T18">90</text:span>;<text:span text:style-name="T20"> // Угол закрытия пальцев</text:span></text:p>
      <text:p text:style-name="P25"/>
      <text:p text:style-name="P34"><text:span text:style-name="T21">void</text:span> <text:span text:style-name="T22">setup</text:span><text:span text:style-name="T23">()</text:span> <text:span text:style-name="T23">{</text:span></text:p>
      <text:p text:style-name="P34"><text:span text:style-name="T22">thumbServo</text:span>.<text:span text:style-name="T22">attach</text:span><text:span text:style-name="T23">(</text:span>thumbPin<text:span text:style-name="T23">)</text:span>;<text:span text:style-name="T20"> // Подключение сервопривода большого пальца</text:span></text:p>
      <text:p text:style-name="P34"><text:span text:style-name="T22">indexServo</text:span>.<text:span text:style-name="T22">attach</text:span><text:span text:style-name="T23">(</text:span>indexPin<text:span text:style-name="T23">)</text:span>;<text:span text:style-name="T20"> // Подключение сервопривода указательного пальца</text:span></text:p>
      <text:p text:style-name="P34"><text:span text:style-name="T22">middleServo</text:span>.<text:span text:style-name="T22">attach</text:span><text:span text:style-name="T23">(</text:span>middlePin<text:span text:style-name="T23">)</text:span>;<text:span text:style-name="T20"> // Подключение сервопривода среднего пальца</text:span></text:p>
      <text:p text:style-name="P34"><text:span text:style-name="T22">ringServo</text:span>.<text:span text:style-name="T22">attach</text:span><text:span text:style-name="T23">(</text:span>ringPin<text:span text:style-name="T23">)</text:span>;<text:span text:style-name="T20"> // Подключение сервопривода безымянного пальца</text:span></text:p>
      <text:p text:style-name="P34"><text:span text:style-name="T22">pinkyServo</text:span>.<text:span text:style-name="T22">attach</text:span><text:span text:style-name="T23">(</text:span>pinkyPin<text:span text:style-name="T23">)</text:span>;<text:span text:style-name="T20"> // Подключение сервопривода мизинца</text:span></text:p>
      <text:p text:style-name="P35">}</text:p>
      <text:p text:style-name="P25"/>
      <text:p text:style-name="P34"><text:span text:style-name="T21">void</text:span> <text:span text:style-name="T22">loop</text:span><text:span text:style-name="T23">()</text:span> <text:span text:style-name="T23">{</text:span></text:p>
      <text:p text:style-name="P36">// Управление пальцами с помощью кнопок</text:p>
      <text:p text:style-name="P34"><text:soft-page-break/><text:span text:style-name="T16">if</text:span> <text:span text:style-name="T23">(</text:span><text:span text:style-name="T22">digitalRead</text:span><text:span text:style-name="T23">(</text:span><text:span text:style-name="T18">1</text:span><text:span text:style-name="T23">)</text:span> == HIGH<text:span text:style-name="T23">)</text:span> <text:span text:style-name="T23">{</text:span><text:span text:style-name="T20"> // Кнопка для управления большим пальцем</text:span></text:p>
      <text:p text:style-name="P34"><text:span text:style-name="T22">thumbServo</text:span>.<text:span text:style-name="T22">write</text:span><text:span text:style-name="T23">(</text:span>closePos<text:span text:style-name="T23">)</text:span>;<text:span text:style-name="T20"> // Закрыть палец</text:span></text:p>
      <text:p text:style-name="P34"><text:span text:style-name="T23">}</text:span> <text:span text:style-name="T16">else</text:span> <text:span text:style-name="T23">{</text:span></text:p>
      <text:p text:style-name="P34"><text:span text:style-name="T22">thumbServo</text:span>.<text:span text:style-name="T22">write</text:span><text:span text:style-name="T23">(</text:span>openPos<text:span text:style-name="T23">)</text:span>;<text:span text:style-name="T20"> // Открыть палец</text:span></text:p>
      <text:p text:style-name="P35">}</text:p>
      <text:p text:style-name="P25"/>
      <text:p text:style-name="P34"><text:span text:style-name="T16">if</text:span> <text:span text:style-name="T23">(</text:span><text:span text:style-name="T22">digitalRead</text:span><text:span text:style-name="T23">(</text:span><text:span text:style-name="T18">13</text:span><text:span text:style-name="T23">)</text:span> == HIGH<text:span text:style-name="T23">)</text:span> <text:span text:style-name="T23">{</text:span><text:span text:style-name="T20"> // Кнопка для управления указательным пальцем</text:span></text:p>
      <text:p text:style-name="P34"><text:span text:style-name="T22">indexServo</text:span>.<text:span text:style-name="T22">write</text:span><text:span text:style-name="T23">(</text:span>closePos<text:span text:style-name="T23">)</text:span>;<text:span text:style-name="T20"> // Закрыть палец</text:span></text:p>
      <text:p text:style-name="P34"><text:span text:style-name="T23">}</text:span> <text:span text:style-name="T16">else</text:span> <text:span text:style-name="T23">{</text:span></text:p>
      <text:p text:style-name="P34"><text:span text:style-name="T22">indexServo</text:span>.<text:span text:style-name="T22">write</text:span><text:span text:style-name="T23">(</text:span>openPos<text:span text:style-name="T23">)</text:span>;<text:span text:style-name="T20"> // Открыть палец</text:span></text:p>
      <text:p text:style-name="P35">}</text:p>
      <text:p text:style-name="P25"/>
      <text:p text:style-name="P34"><text:span text:style-name="T16">if</text:span> <text:span text:style-name="T23">(</text:span><text:span text:style-name="T22">digitalRead</text:span><text:span text:style-name="T23">(</text:span><text:span text:style-name="T18">4</text:span><text:span text:style-name="T23">)</text:span> == HIGH<text:span text:style-name="T23">)</text:span> <text:span text:style-name="T23">{</text:span><text:span text:style-name="T20"> // Кнопка для управления средним пальцем</text:span></text:p>
      <text:p text:style-name="P34"><text:span text:style-name="T22">middleServo</text:span>.<text:span text:style-name="T22">write</text:span><text:span text:style-name="T23">(</text:span>closePos<text:span text:style-name="T23">)</text:span>;<text:span text:style-name="T20"> // Закрыть палец</text:span></text:p>
      <text:p text:style-name="P34"><text:span text:style-name="T23">}</text:span> <text:span text:style-name="T16">else</text:span> <text:span text:style-name="T23">{</text:span></text:p>
      <text:p text:style-name="P34"><text:span text:style-name="T22">middleServo</text:span>.<text:span text:style-name="T22">write</text:span><text:span text:style-name="T23">(</text:span>openPos<text:span text:style-name="T23">)</text:span>;<text:span text:style-name="T20"> // Открыть палец</text:span></text:p>
      <text:p text:style-name="P35">}</text:p>
      <text:p text:style-name="P25"/>
      <text:p text:style-name="P34"><text:span text:style-name="T16">if</text:span> <text:span text:style-name="T23">(</text:span><text:span text:style-name="T22">digitalRead</text:span><text:span text:style-name="T23">(</text:span><text:span text:style-name="T18">6</text:span><text:span text:style-name="T23">)</text:span> == HIGH<text:span text:style-name="T23">)</text:span> <text:span text:style-name="T23">{</text:span><text:span text:style-name="T20"> // Кнопка для управления безымянным пальцем</text:span></text:p>
      <text:p text:style-name="P34"><text:span text:style-name="T22">ringServo</text:span>.<text:span text:style-name="T22">write</text:span><text:span text:style-name="T23">(</text:span>closePos<text:span text:style-name="T23">)</text:span>;<text:span text:style-name="T20"> // Закрыть палец</text:span></text:p>
      <text:p text:style-name="P34"><text:span text:style-name="T23">}</text:span> <text:span text:style-name="T16">else</text:span> <text:span text:style-name="T23">{</text:span></text:p>
      <text:p text:style-name="P34"><text:span text:style-name="T22">ringServo</text:span>.<text:span text:style-name="T22">write</text:span><text:span text:style-name="T23">(</text:span>openPos<text:span text:style-name="T23">)</text:span>;<text:span text:style-name="T20"> // Открыть палец</text:span></text:p>
      <text:p text:style-name="P35">}</text:p>
      <text:p text:style-name="P25"/>
      <text:p text:style-name="P34"><text:span text:style-name="T16">if</text:span> <text:span text:style-name="T23">(</text:span><text:span text:style-name="T22">digitalRead</text:span><text:span text:style-name="T23">(</text:span><text:span text:style-name="T18">9</text:span><text:span text:style-name="T23">)</text:span> == HIGH<text:span text:style-name="T23">)</text:span> <text:span text:style-name="T23">{</text:span><text:span text:style-name="T20"> // Кнопка для управления мизинцем</text:span></text:p>
      <text:p text:style-name="P34"><text:span text:style-name="T22">pinkyServo</text:span>.<text:span text:style-name="T22">write</text:span><text:span text:style-name="T23">(</text:span>closePos<text:span text:style-name="T23">)</text:span>;<text:span text:style-name="T20"> // Закрыть палец</text:span></text:p>
      <text:p text:style-name="P34"><text:span text:style-name="T23">}</text:span> <text:span text:style-name="T16">else</text:span> <text:span text:style-name="T23">{</text:span></text:p>
      <text:p text:style-name="P34"><text:span text:style-name="T22">pinkyServo</text:span>.<text:span text:style-name="T22">write</text:span><text:span text:style-name="T23">(</text:span>openPos<text:span text:style-name="T23">)</text:span>;<text:span text:style-name="T20"> // Открыть палец</text:span></text:p>
      <text:p text:style-name="P35">}</text:p>
      <text:p text:style-name="P35">}</text:p>
      <text:p text:style-name="P29"><text:span text:style-name="Source_20_Text"><text:span text:style-name="T26"/></text:span></text:p>
      <text:p text:style-name="P20"/>
      <text:p text:style-name="P20"/>
      <text:p text:style-name="P9"/>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ab-stops/>
      </style:paragraph-properties>
      <style:text-properties fo:font-size="14pt" fo:font-weight="bold" style:font-size-asian="18pt" style:font-weight-asian="bold" style:font-size-complex="18pt" style:font-weight-complex="bold"/>
    </style:style>
    <style:style style:name="Style7" style:family="paragraph" style:parent-style-name="Standard" style:next-style-name="Standard">
      <style:paragraph-properties fo:margin-top="0cm" fo:margin-bottom="0cm" style:contextual-spacing="false" fo:line-height="100%" fo:orphans="0" fo:widows="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1" style:font-family-complex="'Lohit Devanagari'" style:font-family-generic-complex="system" style:font-pitch-complex="variable" style:font-size-complex="13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1.501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20:19:29.398080458</meta:creation-date>
    <dc:date>2023-04-27T18:35:32.471960058</dc:date>
    <meta:editing-duration>PT8H12M51S</meta:editing-duration>
    <meta:editing-cycles>14</meta:editing-cycles>
    <meta:generator>LibreOffice/7.3.7.2$Linux_X86_64 LibreOffice_project/30$Build-2</meta:generator>
    <meta:document-statistic meta:table-count="0" meta:image-count="2" meta:object-count="0" meta:page-count="24" meta:paragraph-count="304" meta:word-count="4958" meta:character-count="38646" meta:non-whitespace-character-count="33877"/>
  </office:meta>
</office:document-meta>
</file>